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officeooo="http://openoffice.org/2009/office">
  <office:scripts/>
  <office:font-face-decls>
    <style:font-face style:name="Helvetica Neue" svg:font-family="'Helvetica Neue', Helvetica, Arial, 'Lucida Grande', sans-serif"/>
    <style:font-face style:name="Helvetica" svg:font-family="Helvetica, Arial, sans-serif"/>
    <style:font-face style:name="Lohit Hindi1" svg:font-family="'Lohit Hindi'"/>
    <style:font-face style:name="Lucida Console" svg:font-family="'Lucida Console', 'Courier New', Courier, monospace"/>
    <style:font-face style:name="Menlo" svg:font-family="Menlo, 'Courier New', Courier, monospace"/>
    <style:font-face style:name="OpenSymbol" svg:font-family="OpenSymbol"/>
    <style:font-face style:name="Tahoma" svg:font-family="Tahoma, Verdana, Arial, Helvetica, sans-serif"/>
    <style:font-face style:name="Trebuchet MS" svg:font-family="'Trebuchet MS', 'Bitstream Vera Sans', verdana, lucida, arial, helvetica, sans-serif"/>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in" fo:margin-right="0in" style:line-height-at-least="0.1874in" fo:orphans="2" fo:widows="2" fo:text-indent="0in" style:auto-text-indent="false"/>
      <style:text-properties fo:font-variant="normal" fo:text-transform="none" fo:color="#434343" style:font-name="Helvetica" fo:font-size="9pt" fo:letter-spacing="normal" fo:font-style="normal" fo:font-weight="normal"/>
    </style:style>
    <style:style style:name="P2" style:family="paragraph" style:parent-style-name="Preformatted_20_Text">
      <style:paragraph-properties fo:margin-left="0in" fo:margin-right="0in" fo:margin-top="0in" fo:margin-bottom="0in" style:line-height-at-least="0.1772in" fo:orphans="2" fo:widows="2" fo:text-indent="0in" style:auto-text-indent="false" fo:background-color="#ffffff" fo:padding="0in" fo:border="none">
        <style:background-image/>
      </style:paragraph-properties>
      <style:text-properties fo:font-variant="normal" fo:text-transform="none" fo:color="#808080" style:font-name="Menlo" fo:font-size="9pt" fo:letter-spacing="normal" fo:font-style="italic" fo:font-weight="normal" fo:background-color="transparent"/>
    </style:style>
    <style:style style:name="P3" style:family="paragraph" style:parent-style-name="Preformatted_20_Text">
      <style:paragraph-properties fo:margin-left="0in" fo:margin-right="0in" fo:margin-top="0in" fo:margin-bottom="0in" style:line-height-at-least="0.1772in" fo:orphans="2" fo:widows="2" fo:text-indent="0in" style:auto-text-indent="false" fo:background-color="#ffffff" fo:padding="0in" fo:border="none">
        <style:background-image/>
      </style:paragraph-properties>
      <style:text-properties fo:font-variant="normal" fo:text-transform="none" fo:color="#000000" style:font-name="Menlo" fo:font-size="9pt" fo:letter-spacing="normal" fo:font-style="normal" fo:font-weight="bold" fo:background-color="transparent"/>
    </style:style>
    <style:style style:name="P4" style:family="paragraph" style:parent-style-name="Preformatted_20_Text">
      <style:paragraph-properties fo:margin-left="0in" fo:margin-right="0in" fo:margin-top="0in" fo:margin-bottom="0in" style:line-height-at-least="0.1772in" fo:orphans="2" fo:widows="2" fo:text-indent="0in" style:auto-text-indent="false" fo:background-color="#ffffff" fo:padding="0in" fo:border="none">
        <style:background-image/>
      </style:paragraph-properties>
      <style:text-properties fo:font-variant="normal" fo:text-transform="none" fo:color="#777777" style:font-name="Menlo" fo:font-size="9pt" fo:letter-spacing="normal" fo:font-style="normal" fo:font-weight="normal"/>
    </style:style>
    <style:style style:name="P5" style:family="paragraph" style:parent-style-name="Preformatted_20_Text">
      <style:paragraph-properties fo:margin-left="0in" fo:margin-right="0in" fo:margin-top="0in" fo:margin-bottom="0in" style:line-height-at-least="0.1772in" fo:orphans="2" fo:widows="2" fo:text-indent="0in" style:auto-text-indent="false" fo:background-color="#ffffff" fo:padding="0in" fo:border="none">
        <style:background-image/>
      </style:paragraph-properties>
      <style:text-properties fo:font-variant="normal" fo:text-transform="none" fo:color="#777777" fo:letter-spacing="normal"/>
    </style:style>
    <style:style style:name="P6" style:family="paragraph" style:parent-style-name="Preformatted_20_Text">
      <style:paragraph-properties fo:margin-left="0in" fo:margin-right="0in" fo:margin-top="0in" fo:margin-bottom="0in" style:line-height-at-least="0.1772in" fo:orphans="2" fo:widows="2" fo:text-indent="0in" style:auto-text-indent="false" fo:background-color="#ffffff" fo:padding="0in" fo:border="none">
        <style:background-image/>
      </style:paragraph-properties>
      <style:text-properties fo:font-variant="normal" fo:text-transform="none" fo:color="#009900" style:font-name="Menlo" fo:font-size="9pt" fo:letter-spacing="normal" fo:font-style="italic" fo:font-weight="normal" fo:background-color="transparent"/>
    </style:style>
    <style:style style:name="P7" style:family="paragraph" style:parent-style-name="Preformatted_20_Text">
      <style:paragraph-properties fo:margin-left="0in" fo:margin-right="0in" fo:margin-top="0in" fo:margin-bottom="0in" style:line-height-at-least="0.1772in" fo:orphans="2" fo:widows="2" fo:text-indent="0in" style:auto-text-indent="false" fo:background-color="#ffffff" fo:padding="0in" fo:border="none">
        <style:background-image/>
      </style:paragraph-properties>
      <style:text-properties fo:font-variant="normal" fo:text-transform="none" fo:color="#66cc66" style:font-name="Menlo" fo:font-size="9pt" fo:letter-spacing="normal" fo:font-style="normal" fo:font-weight="normal" fo:background-color="transparent"/>
    </style:style>
    <style:style style:name="P8"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222222" style:font-name="Tahoma" fo:font-size="9.75pt" fo:letter-spacing="normal" fo:font-style="normal" fo:font-weight="normal"/>
    </style:style>
    <style:style style:name="P9" style:family="paragraph" style:parent-style-name="Text_20_body">
      <style:paragraph-properties fo:margin-left="0in" fo:margin-right="0in" fo:margin-top="0in" fo:margin-bottom="0in" style:line-height-at-least="0.1874in" fo:orphans="2" fo:widows="2" fo:text-indent="0in" style:auto-text-indent="false" fo:padding="0in" fo:border="none"/>
      <style:text-properties fo:font-variant="normal" fo:text-transform="none" fo:color="#444444" style:font-name="Tahoma" fo:font-size="9.75pt" fo:letter-spacing="normal" fo:font-style="normal" fo:font-weight="normal"/>
    </style:style>
    <style:style style:name="P10" style:family="paragraph" style:parent-style-name="Standard">
      <style:paragraph-properties fo:margin-left="0in" fo:margin-right="0in" fo:margin-top="0in" fo:margin-bottom="0in" style:line-height-at-least="0.1874in" fo:orphans="2" fo:widows="2" fo:text-indent="0in" style:auto-text-indent="false" fo:padding="0in" fo:border="none"/>
    </style:style>
    <style:style style:name="P11" style:family="paragraph" style:parent-style-name="Standard">
      <style:paragraph-properties fo:margin-left="0in" fo:margin-right="0in" fo:margin-top="0in" fo:margin-bottom="0in" style:line-height-at-least="0.1874in" fo:orphans="2" fo:widows="2" fo:text-indent="0in" style:auto-text-indent="false" fo:padding="0in" fo:border="none"/>
      <style:text-properties fo:font-variant="normal" fo:text-transform="none" fo:color="#444444" style:font-name="Tahoma" fo:font-size="9.75pt" fo:letter-spacing="normal" fo:font-style="normal" fo:font-weight="normal"/>
    </style:style>
    <style:style style:name="P12" style:family="paragraph" style:parent-style-name="Standard">
      <style:paragraph-properties officeooo:rsid="0014b4d3" fo:margin-left="0in" fo:margin-right="0in" fo:margin-top="0in" fo:margin-bottom="0in" style:line-height-at-least="0.1874in" fo:orphans="2" fo:widows="2" fo:text-indent="0in" style:auto-text-indent="false" fo:padding="0in" fo:border="none"/>
      <style:text-properties fo:font-variant="normal" fo:text-transform="none" fo:color="#434343" style:font-name="Helvetica" fo:font-size="9pt" fo:letter-spacing="normal" fo:font-style="normal" fo:font-weight="normal"/>
    </style:style>
    <style:style style:name="P13" style:family="paragraph" style:parent-style-name="Preformatted_20_Text">
      <style:paragraph-properties fo:margin-left="0in" fo:margin-right="0in" fo:margin-top="0in" fo:margin-bottom="0in" style:line-height-at-least="0.1665in" fo:orphans="2" fo:widows="2" fo:text-indent="0in" style:auto-text-indent="false" fo:background-color="#f8f8f8" fo:padding="0in" fo:border="none">
        <style:background-image/>
      </style:paragraph-properties>
    </style:style>
    <style:style style:name="P14" style:family="paragraph" style:parent-style-name="Text_20_body">
      <style:paragraph-properties fo:margin-left="0in" fo:margin-right="0in" fo:margin-top="0in" fo:margin-bottom="0in" style:line-height-at-least="0.1874in" fo:orphans="2" fo:widows="2" fo:text-indent="0in" style:auto-text-indent="false" fo:background-color="transparent" fo:padding="0in" fo:border="none">
        <style:background-image/>
      </style:paragraph-properties>
      <style:text-properties fo:font-variant="normal" fo:text-transform="none" fo:color="#434343" style:font-name="Helvetica" fo:font-size="9pt" fo:letter-spacing="normal" fo:font-style="normal" fo:font-weight="normal"/>
    </style:style>
    <style:style style:name="P15" style:family="paragraph" style:parent-style-name="Preformatted_20_Text">
      <style:paragraph-properties fo:margin-left="0in" fo:margin-right="0in" style:line-height-at-least="0.1772in" fo:orphans="2" fo:widows="2" fo:text-indent="0in" style:auto-text-indent="false" fo:background-color="#ffffff" fo:padding="0in" fo:border="none">
        <style:background-image/>
      </style:paragraph-properties>
    </style:style>
    <style:style style:name="P16" style:family="paragraph" style:parent-style-name="Preformatted_20_Text">
      <style:paragraph-properties fo:margin-left="0in" fo:margin-right="0in" style:line-height-at-least="0.1772in" fo:orphans="2" fo:widows="2" fo:text-indent="0in" style:auto-text-indent="false" fo:background-color="#ffffff" fo:padding="0in" fo:border="none">
        <style:background-image/>
      </style:paragraph-properties>
      <style:text-properties fo:font-variant="normal" fo:text-transform="none" fo:color="#000000" style:font-name="Menlo" fo:font-size="9pt" fo:letter-spacing="normal" fo:font-style="italic" fo:font-weight="bold" fo:background-color="transparent" style:font-style-asian="italic" style:font-style-complex="italic"/>
    </style:style>
    <style:style style:name="P17" style:family="paragraph" style:parent-style-name="Preformatted_20_Text">
      <style:paragraph-properties fo:margin-left="0in" fo:margin-right="0in" style:line-height-at-least="0.1772in" fo:orphans="2" fo:widows="2" fo:text-indent="0in" style:auto-text-indent="false" fo:background-color="#ffffff" fo:padding="0in" fo:border="none">
        <style:background-image/>
      </style:paragraph-properties>
      <style:text-properties fo:font-variant="normal" fo:text-transform="none" fo:color="#000000" style:font-name="Menlo" fo:font-size="9pt" fo:letter-spacing="normal" fo:font-style="normal" fo:font-weight="bold" fo:background-color="transparent"/>
    </style:style>
    <style:style style:name="P18" style:family="paragraph" style:parent-style-name="Preformatted_20_Text">
      <style:paragraph-properties fo:margin-left="0in" fo:margin-right="0in" style:line-height-at-least="0.1772in" fo:orphans="2" fo:widows="2" fo:text-indent="0in" style:auto-text-indent="false" fo:background-color="#ffffff" fo:padding="0in" fo:border="none">
        <style:background-image/>
      </style:paragraph-properties>
      <style:text-properties fo:font-variant="normal" fo:text-transform="none" fo:color="#000000" style:font-name="Menlo" fo:font-size="9pt" fo:letter-spacing="normal" fo:font-style="normal" fo:font-weight="bold" fo:background-color="transparent" style:font-style-asian="normal" style:font-weight-asian="bold" style:font-style-complex="normal" style:font-weight-complex="bold"/>
    </style:style>
    <style:style style:name="P19" style:family="paragraph" style:parent-style-name="Preformatted_20_Text">
      <style:paragraph-properties fo:margin-left="0in" fo:margin-right="0in" style:line-height-at-least="0.1772in" fo:orphans="2" fo:widows="2" fo:text-indent="0in" style:auto-text-indent="false" fo:background-color="#ffffff" fo:padding="0in" fo:border="none">
        <style:background-image/>
      </style:paragraph-properties>
      <style:text-properties fo:font-variant="normal" fo:text-transform="none" fo:color="#666666" style:font-name="Menlo" fo:font-size="9pt" fo:letter-spacing="normal" fo:font-style="italic" fo:font-weight="normal" fo:background-color="transparent" style:font-style-asian="italic" style:font-weight-asian="normal" style:font-style-complex="italic" style:font-weight-complex="normal"/>
    </style:style>
    <style:style style:name="P20" style:family="paragraph" style:parent-style-name="Preformatted_20_Text">
      <style:paragraph-properties fo:margin-left="0in" fo:margin-right="0in" style:line-height-at-least="0.1772in" fo:orphans="2" fo:widows="2" fo:text-indent="0in" style:auto-text-indent="false" fo:background-color="#ffffff" fo:padding="0in" fo:border="none">
        <style:background-image/>
      </style:paragraph-properties>
      <style:text-properties fo:font-variant="normal" fo:text-transform="none" fo:color="#4c4c4c" style:font-name="Menlo" fo:font-size="9pt" fo:letter-spacing="normal" fo:font-style="normal" fo:font-weight="bold" fo:background-color="transparent"/>
    </style:style>
    <style:style style:name="P21" style:family="paragraph" style:parent-style-name="Preformatted_20_Text">
      <style:paragraph-properties fo:margin-left="0in" fo:margin-right="0in" style:line-height-at-least="0.1772in" fo:orphans="2" fo:widows="2" fo:text-indent="0in" style:auto-text-indent="false" fo:background-color="#ffffff" fo:padding="0in" fo:border="none">
        <style:background-image/>
      </style:paragraph-properties>
      <style:text-properties fo:font-variant="normal" fo:text-transform="none" fo:color="#4c4c4c" style:font-name="Menlo" fo:font-size="9pt" fo:letter-spacing="normal" fo:font-style="normal" fo:font-weight="bold" fo:background-color="transparent" style:font-style-asian="normal" style:font-weight-asian="bold" style:font-style-complex="normal" style:font-weight-complex="bold"/>
    </style:style>
    <style:style style:name="P22" style:family="paragraph" style:parent-style-name="Preformatted_20_Text">
      <style:paragraph-properties fo:margin-left="0in" fo:margin-right="0in" style:line-height-at-least="0.1772in" fo:orphans="2" fo:widows="2" fo:text-indent="0in" style:auto-text-indent="false" fo:background-color="#ffffff" fo:padding="0in" fo:border="none">
        <style:background-image/>
      </style:paragraph-properties>
      <style:text-properties fo:color="#4c4c4c" fo:font-style="italic" fo:font-weight="normal" style:font-style-asian="italic" style:font-weight-asian="normal" style:font-style-complex="italic" style:font-weight-complex="normal"/>
    </style:style>
    <style:style style:name="P23" style:family="paragraph" style:parent-style-name="Text_20_body">
      <style:paragraph-properties fo:margin-left="0in" fo:margin-right="0in" style:line-height-at-least="0.1874in" fo:orphans="2" fo:widows="2" fo:text-indent="0in" style:auto-text-indent="false"/>
      <style:text-properties fo:font-variant="normal" fo:text-transform="none" fo:color="#434343" style:font-name="Helvetica" fo:font-size="9pt" fo:letter-spacing="normal" fo:font-style="normal" fo:font-weight="normal"/>
    </style:style>
    <style:style style:name="P24" style:family="paragraph" style:parent-style-name="Text_20_body">
      <style:paragraph-properties fo:margin-left="0in" fo:margin-right="0in" fo:margin-top="0in" fo:margin-bottom="0.1252in" style:line-height-at-least="0.1874in" fo:orphans="2" fo:widows="2" fo:text-indent="0in" style:auto-text-indent="false" fo:background-color="transparent" fo:padding="0in" fo:border="none">
        <style:background-image/>
      </style:paragraph-properties>
      <style:text-properties fo:font-variant="normal" fo:text-transform="none" fo:color="#434343" style:font-name="Helvetica" fo:font-size="9pt" fo:letter-spacing="normal" fo:font-style="normal" fo:font-weight="normal"/>
    </style:style>
    <style:style style:name="P25" style:family="paragraph" style:parent-style-name="Text_20_body">
      <style:paragraph-properties officeooo:rsid="0014b4d3" officeooo:paragraph-rsid="0014b4d3" fo:margin-left="0in" fo:margin-right="0in" fo:margin-top="0in" fo:margin-bottom="0.1252in" style:line-height-at-least="0.1874in" fo:orphans="2" fo:widows="2" fo:text-indent="0in" style:auto-text-indent="false" fo:background-color="transparent" fo:padding="0in" fo:border="none">
        <style:background-image/>
      </style:paragraph-properties>
      <style:text-properties fo:font-variant="normal" fo:text-transform="none" fo:color="#434343" style:font-name="Helvetica" fo:font-size="9pt" fo:letter-spacing="normal" fo:font-style="normal" fo:font-weight="normal"/>
    </style:style>
    <style:style style:name="P26" style:family="paragraph" style:parent-style-name="Text_20_body">
      <style:paragraph-properties officeooo:rsid="0014b4d3" fo:margin-left="0in" fo:margin-right="0in" fo:margin-top="0in" fo:margin-bottom="0.1252in" style:line-height-at-least="0.1874in" fo:orphans="2" fo:widows="2" fo:text-indent="0in" style:auto-text-indent="false" fo:background-color="transparent" fo:padding="0in" fo:border="none">
        <style:background-image/>
      </style:paragraph-properties>
      <style:text-properties fo:font-variant="normal" fo:text-transform="none" fo:color="#434343" style:font-name="Helvetica" fo:font-size="9pt" fo:letter-spacing="normal" fo:font-style="normal" fo:font-weight="normal"/>
    </style:style>
    <style:style style:name="P27" style:family="paragraph" style:parent-style-name="Text_20_body">
      <style:paragraph-properties fo:margin-left="0in" fo:margin-right="0in" fo:margin-top="0in" fo:margin-bottom="0.1252in" style:line-height-at-least="0.1874in" fo:orphans="2" fo:widows="2" fo:text-indent="0in" style:auto-text-indent="false" fo:background-color="transparent" fo:padding="0in" fo:border="none">
        <style:background-image/>
      </style:paragraph-properties>
      <style:text-properties fo:font-variant="normal" fo:text-transform="none" fo:color="#222222" style:font-name="Tahoma" fo:font-size="9.75pt" fo:letter-spacing="normal" fo:font-style="normal" fo:font-weight="normal"/>
    </style:style>
    <style:style style:name="P28" style:family="paragraph" style:parent-style-name="Text_20_body">
      <style:paragraph-properties officeooo:rsid="0014b4d3" fo:margin-left="0in" fo:margin-right="0in" fo:margin-top="0in" fo:margin-bottom="0.1252in" style:line-height-at-least="0.1874in" fo:orphans="2" fo:widows="2" fo:text-indent="0in" style:auto-text-indent="false" fo:background-color="transparent" fo:padding="0in" fo:border="none">
        <style:background-image/>
      </style:paragraph-properties>
      <style:text-properties fo:font-variant="normal" fo:text-transform="none" fo:color="#222222" style:font-name="Tahoma" fo:font-size="9.75pt" fo:letter-spacing="normal" fo:font-style="normal" fo:font-weight="normal"/>
    </style:style>
    <style:style style:name="P29" style:family="paragraph" style:parent-style-name="Text_20_body">
      <style:paragraph-properties officeooo:rsid="0014b4d3" fo:margin-left="0in" fo:margin-right="0in" fo:margin-top="0in" fo:margin-bottom="0.1252in" style:line-height-at-least="0.1874in" fo:orphans="2" fo:widows="2" fo:text-indent="0in" style:auto-text-indent="false" fo:background-color="transparent" fo:padding="0in" fo:border="none">
        <style:background-image/>
      </style:paragraph-properties>
      <style:text-properties fo:font-variant="normal" fo:text-transform="none" fo:color="#1e4e8f" style:text-line-through-style="none" style:font-name="Trebuchet MS" fo:font-size="13.5pt" fo:letter-spacing="0.0102in" fo:font-style="normal" style:text-underline-style="none" fo:font-weight="bold" style:text-blinking="false"/>
    </style:style>
    <style:style style:name="P30" style:family="paragraph" style:parent-style-name="Text_20_body">
      <style:paragraph-properties fo:margin-left="0in" fo:margin-right="0in" fo:margin-top="0in" fo:margin-bottom="0.1252in" style:line-height-at-least="0.1874in" fo:orphans="2" fo:widows="2" fo:text-indent="0in" style:auto-text-indent="false" fo:background-color="transparent" fo:padding="0in" fo:border="none">
        <style:background-image/>
      </style:paragraph-properties>
    </style:style>
    <style:style style:name="P31" style:family="paragraph" style:parent-style-name="Standard">
      <style:paragraph-properties fo:margin-left="0in" fo:margin-right="0in" fo:margin-top="0in" fo:margin-bottom="0.1252in" style:line-height-at-least="0.1874in" fo:orphans="2" fo:widows="2" fo:text-indent="0in" style:auto-text-indent="false" fo:background-color="transparent" fo:padding="0in" fo:border="none">
        <style:background-image/>
      </style:paragraph-properties>
    </style:style>
    <style:style style:name="P32" style:family="paragraph" style:parent-style-name="Standard">
      <style:paragraph-properties officeooo:paragraph-rsid="0014b4d3" fo:margin-left="0in" fo:margin-right="0in" fo:margin-top="0in" fo:margin-bottom="0.1252in" style:line-height-at-least="0.1874in" fo:orphans="2" fo:widows="2" fo:text-indent="0in" style:auto-text-indent="false" fo:background-color="transparent" fo:padding="0in" fo:border="none">
        <style:background-image/>
      </style:paragraph-properties>
    </style:style>
    <style:style style:name="P33" style:family="paragraph" style:parent-style-name="Standard">
      <style:paragraph-properties fo:margin-left="0in" fo:margin-right="0in" fo:margin-top="0in" fo:margin-bottom="0.1252in" style:line-height-at-least="0.1874in" fo:orphans="2" fo:widows="2" fo:text-indent="0in" style:auto-text-indent="false" fo:background-color="transparent" fo:padding="0in" fo:border="none">
        <style:background-image/>
      </style:paragraph-properties>
      <style:text-properties fo:font-variant="normal" fo:text-transform="none" fo:color="#434343" style:font-name="Helvetica" fo:font-size="9pt" fo:letter-spacing="normal" fo:font-style="normal" fo:font-weight="normal"/>
    </style:style>
    <style:style style:name="P34" style:family="paragraph" style:parent-style-name="Preformatted_20_Text">
      <style:paragraph-properties fo:margin-left="0in" fo:margin-right="0in" fo:margin-top="0in" fo:margin-bottom="0.1252in" style:line-height-at-least="0.1874in" fo:orphans="2" fo:widows="2" fo:text-indent="0in" style:auto-text-indent="false" fo:background-color="transparent" fo:padding="0in" fo:border="none">
        <style:background-image/>
      </style:paragraph-properties>
      <style:text-properties fo:font-variant="normal" fo:text-transform="none" fo:color="#434343" style:font-name="Helvetica" fo:font-size="9pt" fo:letter-spacing="normal" fo:font-style="normal" fo:font-weight="normal"/>
    </style:style>
    <style:style style:name="P35" style:family="paragraph" style:parent-style-name="List_20_Heading">
      <style:paragraph-properties fo:margin-left="0in" fo:margin-right="0in" fo:margin-top="0.0835in" fo:margin-bottom="0.0835in" fo:line-height="100%" fo:orphans="2" fo:widows="2" fo:text-indent="0in" style:auto-text-indent="false" fo:background-color="transparent" fo:padding="0in" fo:border="none">
        <style:background-image/>
      </style:paragraph-properties>
      <style:text-properties fo:font-variant="normal" fo:text-transform="none" fo:color="#5383a8" style:font-name="Helvetica Neue" fo:font-size="12pt" fo:letter-spacing="normal" fo:font-style="normal" fo:font-weight="normal" style:font-weight-asian="normal" style:font-weight-complex="normal"/>
    </style:style>
    <style:style style:name="P36" style:family="paragraph" style:parent-style-name="Preformatted_20_Text">
      <style:paragraph-properties fo:margin-left="0in" fo:margin-right="0in" fo:margin-top="0.1665in" fo:margin-bottom="0.0835in" style:line-height-at-least="0.1874in" fo:orphans="2" fo:widows="2" fo:text-indent="0in" style:auto-text-indent="false"/>
      <style:text-properties fo:font-variant="normal" fo:text-transform="none" fo:color="#777777" style:font-name="Menlo" fo:font-size="9pt" fo:letter-spacing="normal" fo:font-style="normal" fo:font-weight="normal" fo:background-color="transparent"/>
    </style:style>
    <style:style style:name="P37" style:family="paragraph" style:parent-style-name="Preformatted_20_Text">
      <style:paragraph-properties officeooo:paragraph-rsid="0016d090" fo:margin-left="0in" fo:margin-right="0in" fo:margin-top="0.1665in" fo:margin-bottom="0.0835in" style:line-height-at-least="0.1874in" fo:orphans="2" fo:widows="2" fo:text-indent="0in" style:auto-text-indent="false"/>
      <style:text-properties fo:font-variant="normal" fo:text-transform="none" fo:color="#777777" fo:letter-spacing="normal"/>
    </style:style>
    <style:style style:name="P38" style:family="paragraph" style:parent-style-name="List_20_Heading">
      <style:paragraph-properties fo:margin-left="0in" fo:margin-right="0in" fo:margin-top="0.1665in" fo:margin-bottom="0.0835in" fo:line-height="100%" fo:orphans="2" fo:widows="2" fo:text-indent="0in" style:auto-text-indent="false" fo:background-color="transparent" fo:padding="0in" fo:border="none">
        <style:background-image/>
      </style:paragraph-properties>
      <style:text-properties fo:font-variant="normal" fo:text-transform="none" fo:color="#5383a8" style:font-name="Helvetica Neue" fo:font-size="10.5pt" fo:letter-spacing="normal" fo:font-style="normal" fo:font-weight="normal" style:font-weight-asian="normal" style:font-weight-complex="normal"/>
    </style:style>
    <style:style style:name="P39" style:family="paragraph" style:parent-style-name="Preformatted_20_Text">
      <style:paragraph-properties fo:margin-left="0in" fo:margin-right="0in" style:line-height-at-least="0.1874in" fo:orphans="2" fo:widows="2" fo:text-indent="0in" style:auto-text-indent="false"/>
      <style:text-properties fo:font-variant="normal" fo:text-transform="none" fo:color="#777777" style:font-name="Menlo" fo:font-size="9pt" fo:letter-spacing="normal" fo:font-style="normal" fo:font-weight="normal"/>
    </style:style>
    <style:style style:name="P40" style:family="paragraph" style:parent-style-name="List_20_Contents">
      <style:paragraph-properties fo:margin-left="0in" fo:margin-right="0in" fo:margin-top="0in" fo:margin-bottom="0.0835in" fo:line-height="100%" fo:orphans="2" fo:widows="2" fo:text-indent="0in" style:auto-text-indent="false" fo:background-color="transparent" fo:padding="0in" fo:border="none">
        <style:background-image/>
      </style:paragraph-properties>
    </style:style>
    <style:style style:name="P41" style:family="paragraph" style:parent-style-name="List_20_Contents">
      <style:paragraph-properties fo:margin-left="0in" fo:margin-right="0in" fo:margin-top="0in" fo:margin-bottom="0.0835in" fo:line-height="100%" fo:orphans="2" fo:widows="2" fo:text-indent="0in" style:auto-text-indent="false" fo:background-color="transparent" fo:padding="0in" fo:border="none">
        <style:background-image/>
      </style:paragraph-properties>
      <style:text-properties fo:font-variant="normal" fo:text-transform="none" fo:color="#434343" style:font-name="Helvetica Neue" fo:font-size="9pt" fo:letter-spacing="normal" fo:font-style="normal" fo:font-weight="normal"/>
    </style:style>
    <style:style style:name="P42" style:family="paragraph" style:parent-style-name="Preformatted_20_Text">
      <style:paragraph-properties fo:margin-left="0in" fo:margin-right="0in" style:line-height-at-least="0.1665in" fo:orphans="2" fo:widows="2" fo:text-indent="0in" style:auto-text-indent="false" fo:background-color="#f8f8f8" fo:padding="0in" fo:border="none">
        <style:background-image/>
      </style:paragraph-properties>
    </style:style>
    <style:style style:name="P43" style:family="paragraph" style:parent-style-name="Preformatted_20_Text">
      <style:paragraph-properties officeooo:paragraph-rsid="001179c5" fo:margin-top="0.052in" fo:margin-bottom="0.1252in" style:line-height-at-least="0.1772in" fo:orphans="2" fo:widows="2" fo:background-color="#ffffff" fo:padding="0in" fo:border="none">
        <style:background-image/>
      </style:paragraph-properties>
      <style:text-properties fo:font-variant="normal" fo:text-transform="none" fo:color="#000000" style:font-name="Menlo" fo:font-size="9pt" fo:letter-spacing="normal" fo:font-style="normal" fo:font-weight="bold" fo:background-color="transparent"/>
    </style:style>
    <style:style style:name="P44" style:family="paragraph" style:parent-style-name="Text_20_body">
      <style:paragraph-properties fo:margin-left="0.0311in" fo:margin-right="0.0311in" fo:margin-top="0.0835in" fo:margin-bottom="0.0835in" fo:orphans="2" fo:widows="2" fo:text-indent="0in" style:auto-text-indent="false" fo:padding="0in" fo:border="none"/>
      <style:text-properties fo:font-variant="normal" fo:text-transform="none" fo:color="#222222" style:font-name="Tahoma" fo:font-size="9.75pt" fo:letter-spacing="normal" fo:font-style="normal" fo:font-weight="normal"/>
    </style:style>
    <style:style style:name="P45" style:family="paragraph" style:parent-style-name="Preformatted_20_Text">
      <style:paragraph-properties fo:margin-top="0in" fo:margin-bottom="0in" style:line-height-at-least="0.1665in" fo:orphans="2" fo:widows="2" fo:background-color="#f8f8f8" fo:padding="0in" fo:border="none">
        <style:background-image/>
      </style:paragraph-properties>
    </style:style>
    <style:style style:name="P46" style:family="paragraph" style:parent-style-name="Preformatted_20_Text">
      <style:paragraph-properties officeooo:paragraph-rsid="0014b4d3" fo:margin-top="0in" fo:margin-bottom="0in" style:line-height-at-least="0.1665in" fo:orphans="2" fo:widows="2" fo:background-color="#f8f8f8" fo:padding="0in" fo:border="none">
        <style:background-image/>
      </style:paragraph-properties>
    </style:style>
    <style:style style:name="P47" style:family="paragraph" style:parent-style-name="Preformatted_20_Text">
      <style:paragraph-properties style:line-height-at-least="0.1665in" fo:orphans="2" fo:widows="2" fo:background-color="#f8f8f8" fo:padding="0in" fo:border="none">
        <style:background-image/>
      </style:paragraph-properties>
    </style:style>
    <style:style style:name="P48" style:family="paragraph" style:parent-style-name="Preformatted_20_Text">
      <style:paragraph-properties fo:margin-top="0in" fo:margin-bottom="0.1965in" style:line-height-at-least="0.1665in" fo:orphans="2" fo:widows="2" fo:background-color="#f8f8f8" fo:padding="0in" fo:border="none">
        <style:background-image/>
      </style:paragraph-properties>
    </style:style>
    <style:style style:name="P49" style:family="paragraph" style:parent-style-name="Text_20_body">
      <style:paragraph-properties fo:orphans="2" fo:widows="2"/>
      <style:text-properties fo:font-variant="normal" fo:text-transform="none" fo:color="#222222" style:font-name="Tahoma" fo:font-size="9.75pt" fo:letter-spacing="normal" fo:font-style="normal" fo:font-weight="normal"/>
    </style:style>
    <style:style style:name="P50" style:family="paragraph" style:parent-style-name="Text_20_body">
      <style:paragraph-properties fo:margin-top="0in" fo:margin-bottom="0.0835in" fo:orphans="2" fo:widows="2"/>
      <style:text-properties fo:font-variant="normal" fo:text-transform="none" fo:color="#222222" style:font-name="Tahoma" fo:font-size="9.75pt" fo:letter-spacing="normal" fo:font-style="normal" fo:font-weight="bold" style:font-weight-asian="bold" style:font-weight-complex="bold"/>
    </style:style>
    <style:style style:name="P51" style:family="paragraph" style:parent-style-name="Text_20_body">
      <style:paragraph-properties fo:margin-top="0in" fo:margin-bottom="0.0835in" fo:orphans="2" fo:widows="2"/>
      <style:text-properties fo:font-variant="normal" fo:text-transform="none" fo:color="#222222" style:font-name="Tahoma" fo:font-size="9.75pt" fo:letter-spacing="normal" fo:font-style="normal" fo:font-weight="normal"/>
    </style:style>
    <style:style style:name="P52" style:family="paragraph" style:parent-style-name="Text_20_body">
      <style:paragraph-properties fo:margin-top="0in" fo:margin-bottom="0.0835in" fo:orphans="2" fo:widows="2"/>
    </style:style>
    <style:style style:name="P53" style:family="paragraph" style:parent-style-name="Text_20_body" style:list-style-name="L1">
      <style:paragraph-properties fo:margin-left="0.1563in" fo:margin-right="0.2083in" fo:margin-top="0.0209in" fo:margin-bottom="0.0209in" fo:line-height="100%" fo:orphans="2" fo:widows="2" fo:text-indent="0in" style:auto-text-indent="false" fo:background-color="transparent" fo:padding="0in" fo:border="none">
        <style:background-image/>
      </style:paragraph-properties>
      <style:text-properties fo:font-variant="normal" fo:text-transform="none" fo:color="#434343" style:font-name="Helvetica" fo:font-size="9pt" fo:letter-spacing="normal" fo:font-style="normal" fo:font-weight="normal"/>
    </style:style>
    <style:style style:name="P54" style:family="paragraph" style:parent-style-name="Text_20_body" style:list-style-name="L6">
      <style:paragraph-properties fo:margin-left="0.1563in" fo:margin-right="0.2083in" fo:margin-top="0in" fo:margin-bottom="0in" fo:line-height="100%" fo:orphans="2" fo:widows="2" fo:text-indent="0in" style:auto-text-indent="false" fo:background-color="transparent" fo:padding="0in" fo:border="none">
        <style:background-image/>
      </style:paragraph-properties>
      <style:text-properties fo:font-variant="normal" fo:text-transform="none" fo:color="#434343" style:font-name="Helvetica" fo:font-size="9pt" fo:letter-spacing="normal"/>
    </style:style>
    <style:style style:name="P55" style:family="paragraph" style:parent-style-name="Text_20_body" style:list-style-name="L6">
      <style:paragraph-properties fo:margin-left="0.1563in" fo:margin-right="0.2083in" fo:margin-top="0in" fo:margin-bottom="0in" fo:line-height="100%" fo:orphans="2" fo:widows="2" fo:text-indent="0in" style:auto-text-indent="false" fo:background-color="transparent" fo:padding="0in" fo:border="none">
        <style:background-image/>
      </style:paragraph-properties>
      <style:text-properties fo:font-variant="normal" fo:text-transform="none" fo:color="#434343" style:font-name="Helvetica" fo:font-size="9pt" fo:letter-spacing="normal" fo:font-style="normal" fo:font-weight="normal"/>
    </style:style>
    <style:style style:name="P56" style:family="paragraph" style:parent-style-name="Text_20_body" style:list-style-name="L2">
      <style:paragraph-properties fo:margin-left="0in" fo:margin-right="0in" fo:margin-top="0in" fo:margin-bottom="0in" fo:orphans="2" fo:widows="2" fo:text-indent="0in" style:auto-text-indent="false" fo:padding="0in" fo:border="none"/>
      <style:text-properties fo:font-variant="normal" fo:text-transform="none" fo:color="#222222" style:font-name="Tahoma" fo:font-size="9.75pt" fo:letter-spacing="normal" fo:font-style="normal" fo:font-weight="normal"/>
    </style:style>
    <style:style style:name="P57" style:family="paragraph" style:parent-style-name="Text_20_body" style:list-style-name="L3">
      <style:paragraph-properties fo:margin-left="0in" fo:margin-right="0in" fo:margin-top="0in" fo:margin-bottom="0in" fo:orphans="2" fo:widows="2" fo:text-indent="0in" style:auto-text-indent="false" fo:padding="0in" fo:border="none"/>
      <style:text-properties fo:font-variant="normal" fo:text-transform="none" fo:color="#222222" style:font-name="Tahoma" fo:font-size="9.75pt" fo:letter-spacing="normal" fo:font-style="normal" fo:font-weight="normal"/>
    </style:style>
    <style:style style:name="P58" style:family="paragraph" style:parent-style-name="Text_20_body" style:list-style-name="L4">
      <style:paragraph-properties fo:margin-left="0in" fo:margin-right="0in" fo:margin-top="0in" fo:margin-bottom="0in" fo:orphans="2" fo:widows="2" fo:text-indent="0in" style:auto-text-indent="false" fo:padding="0in" fo:border="none"/>
      <style:text-properties fo:font-variant="normal" fo:text-transform="none" fo:color="#222222" style:font-name="Tahoma" fo:font-size="9.75pt" fo:letter-spacing="normal" fo:font-style="normal" fo:font-weight="normal"/>
    </style:style>
    <style:style style:name="P59" style:family="paragraph" style:parent-style-name="Text_20_body" style:list-style-name="L5">
      <style:paragraph-properties fo:margin-left="0in" fo:margin-right="0in" fo:margin-top="0in" fo:margin-bottom="0in" fo:orphans="2" fo:widows="2" fo:text-indent="0in" style:auto-text-indent="false" fo:padding="0in" fo:border="none"/>
      <style:text-properties fo:font-variant="normal" fo:text-transform="none" fo:color="#222222" style:font-name="Tahoma" fo:font-size="9.75pt" fo:letter-spacing="normal" fo:font-style="normal" fo:font-weight="normal"/>
    </style:style>
    <style:style style:name="P60" style:family="paragraph" style:parent-style-name="Text_20_body" style:list-style-name="L5">
      <style:paragraph-properties fo:margin-left="0in" fo:margin-right="0in" fo:margin-top="0in" fo:margin-bottom="0in" fo:orphans="2" fo:widows="2" fo:text-indent="0in" style:auto-text-indent="false" fo:padding="0in" fo:border="none"/>
    </style:style>
    <style:style style:name="P61" style:family="paragraph" style:parent-style-name="Text_20_body" style:list-style-name="L7">
      <style:paragraph-properties fo:margin-left="0in" fo:margin-right="0.1252in" fo:margin-top="0in" fo:margin-bottom="0in" fo:orphans="2" fo:widows="2" fo:text-indent="0in" style:auto-text-indent="false" fo:padding="0in" fo:border="none"/>
    </style:style>
    <style:style style:name="P62" style:family="paragraph" style:parent-style-name="Heading_20_1">
      <style:paragraph-properties fo:margin-left="0in" fo:margin-right="0in" fo:margin-top="0in" fo:margin-bottom="0.1252in" style:line-height-at-least="0.1874in" fo:orphans="2" fo:widows="2" fo:text-indent="0in" style:auto-text-indent="false" fo:background-color="transparent" fo:padding="0in" fo:border="none">
        <style:background-image/>
      </style:paragraph-properties>
      <style:text-properties fo:font-variant="normal" fo:text-transform="none" fo:color="#434343" style:font-name="Helvetica" fo:font-size="9pt" fo:letter-spacing="normal" fo:font-style="normal" fo:font-weight="normal"/>
    </style:style>
    <style:style style:name="P63" style:family="paragraph" style:parent-style-name="Heading_20_3">
      <style:paragraph-properties fo:margin-left="0in" fo:margin-right="0in" style:line-height-at-least="0.1874in" fo:orphans="2" fo:widows="2" fo:text-indent="0in" style:auto-text-indent="false"/>
      <style:text-properties fo:font-variant="normal" fo:text-transform="none" fo:color="#1c417c" style:font-name="Helvetica Neue" fo:font-size="10.5pt" fo:letter-spacing="normal" fo:font-style="normal" fo:font-weight="bold" fo:background-color="transparent"/>
    </style:style>
    <style:style style:name="P64" style:family="paragraph" style:parent-style-name="Heading_20_3">
      <style:paragraph-properties fo:margin-left="0in" fo:margin-right="0in" fo:margin-top="0.1665in" fo:margin-bottom="0.0835in" style:line-height-at-least="0.1874in" fo:orphans="2" fo:widows="2" fo:text-indent="0in" style:auto-text-indent="false" fo:keep-with-next="always"/>
      <style:text-properties fo:font-variant="normal" fo:text-transform="none" fo:color="#1c417c" style:font-name="Helvetica Neue" fo:font-size="10.5pt" fo:letter-spacing="normal" fo:font-style="normal" fo:background-color="transparent"/>
    </style:style>
    <style:style style:name="P65" style:family="paragraph" style:parent-style-name="Heading_20_3">
      <style:paragraph-properties officeooo:rsid="0014b4d3" fo:margin-left="0in" fo:margin-right="0in" fo:margin-top="0.1665in" fo:margin-bottom="0.0835in" style:line-height-at-least="0.1874in" fo:orphans="2" fo:widows="2" fo:text-indent="0in" style:auto-text-indent="false" fo:keep-with-next="always"/>
      <style:text-properties fo:font-variant="normal" fo:text-transform="none" fo:color="#1c417c" style:font-name="Helvetica Neue" fo:font-size="10.5pt" fo:letter-spacing="normal" fo:font-style="normal" fo:font-weight="bold" fo:background-color="transparent" style:font-weight-asian="bold" style:font-weight-complex="bold"/>
    </style:style>
    <style:style style:name="P66" style:family="paragraph" style:parent-style-name="Heading_20_3">
      <style:paragraph-properties officeooo:rsid="0014b4d3" fo:margin-left="0in" fo:margin-right="0in" fo:margin-top="0in" fo:margin-bottom="0.1252in" style:line-height-at-least="0.1874in" fo:orphans="2" fo:widows="2" fo:text-indent="0in" style:auto-text-indent="false" fo:background-color="transparent" fo:padding="0in" fo:border="none">
        <style:background-image/>
      </style:paragraph-properties>
      <style:text-properties fo:font-variant="normal" fo:text-transform="none" fo:color="#1c417c" style:font-name="Helvetica Neue" fo:font-size="10.5pt" fo:letter-spacing="normal" fo:font-style="normal" fo:font-weight="bold" fo:background-color="transparent"/>
    </style:style>
    <style:style style:name="P67" style:family="paragraph" style:parent-style-name="Heading_20_4">
      <style:paragraph-properties fo:margin-left="0in" fo:margin-right="0in" fo:margin-top="0in" fo:margin-bottom="0.1252in" style:line-height-at-least="0.1874in" fo:orphans="2" fo:widows="2" fo:text-indent="0in" style:auto-text-indent="false" fo:background-color="transparent" fo:padding="0in" fo:border="none">
        <style:background-image/>
      </style:paragraph-properties>
      <style:text-properties fo:font-variant="normal" fo:text-transform="none" fo:color="#434343" style:font-name="Helvetica" fo:font-size="9pt" fo:letter-spacing="normal" fo:font-style="normal" fo:font-weight="normal"/>
    </style:style>
    <style:style style:name="P68" style:family="paragraph" style:parent-style-name="Heading_20_4">
      <style:paragraph-properties fo:margin-left="0in" fo:margin-right="0in" fo:margin-top="0.0835in" fo:margin-bottom="0.0835in" fo:orphans="2" fo:widows="2" fo:text-indent="0in" style:auto-text-indent="false" fo:padding="0in" fo:border="none"/>
      <style:text-properties fo:font-variant="normal" fo:text-transform="none" fo:color="#083772" style:font-name="Tahoma" fo:font-size="9pt" fo:letter-spacing="0.0102in" fo:font-style="normal" fo:font-weight="bold" style:font-size-asian="9pt" style:font-size-complex="9pt"/>
    </style:style>
    <style:style style:name="P69" style:family="paragraph" style:parent-style-name="Heading_20_4">
      <style:paragraph-properties fo:margin-left="0in" fo:margin-right="0in" style:line-height-at-least="0.1874in" fo:orphans="2" fo:widows="2" fo:text-indent="0in" style:auto-text-indent="false"/>
      <style:text-properties fo:font-variant="normal" fo:text-transform="none" fo:color="#555555" style:font-name="Helvetica Neue" fo:font-size="9pt" fo:letter-spacing="normal" fo:font-style="normal" fo:font-weight="bold" fo:background-color="transparent"/>
    </style:style>
    <style:style style:name="T1" style:family="text">
      <style:text-properties fo:font-variant="normal" fo:text-transform="none" fo:color="#000000" style:font-name="Menlo" fo:font-size="9pt" fo:letter-spacing="normal" fo:font-style="normal" fo:font-weight="bold" fo:background-color="transparent"/>
    </style:style>
    <style:style style:name="T2" style:family="text">
      <style:text-properties fo:font-variant="normal" fo:text-transform="none" fo:color="#000000" style:font-name="Tahoma" fo:font-size="9.75pt" fo:letter-spacing="normal" fo:font-style="normal" fo:font-weight="normal"/>
    </style:style>
    <style:style style:name="T3" style:family="text">
      <style:text-properties fo:font-variant="normal" fo:text-transform="none" fo:color="#000000" style:font-name="Tahoma" fo:font-size="9.75pt" fo:letter-spacing="normal" fo:font-style="normal" fo:font-weight="normal" officeooo:rsid="0014b4d3"/>
    </style:style>
    <style:style style:name="T4" style:family="text">
      <style:text-properties fo:font-variant="normal" fo:text-transform="none" fo:color="#000000" style:font-name="Lucida Console" fo:font-size="9pt" fo:letter-spacing="normal" fo:font-style="normal" fo:font-weight="normal"/>
    </style:style>
    <style:style style:name="T5" style:family="text">
      <style:text-properties fo:font-variant="normal" fo:text-transform="none" fo:color="#000000" style:font-name="Lucida Console" fo:font-size="9pt" fo:letter-spacing="normal" fo:font-style="normal" fo:font-weight="normal" officeooo:rsid="0014b4d3"/>
    </style:style>
    <style:style style:name="T6" style:family="text">
      <style:text-properties fo:font-variant="normal" fo:text-transform="none" fo:color="#000000" style:font-name="Lucida Console" fo:font-size="9pt" fo:letter-spacing="normal" fo:font-style="normal" fo:font-weight="normal" style:font-name-asian="DejaVu Sans1" style:font-size-asian="10pt" style:font-name-complex="DejaVu Sans Mono" style:font-size-complex="10pt"/>
    </style:style>
    <style:style style:name="T7" style:family="text">
      <style:text-properties fo:font-variant="normal" fo:text-transform="none" fo:color="#000000" fo:letter-spacing="normal"/>
    </style:style>
    <style:style style:name="T8" style:family="text">
      <style:text-properties fo:font-variant="normal" fo:text-transform="none" style:font-name="Menlo" fo:font-size="9pt" fo:letter-spacing="normal" fo:background-color="transparent"/>
    </style:style>
    <style:style style:name="T9" style:family="text">
      <style:text-properties fo:font-variant="normal" fo:text-transform="none" style:font-name="Menlo" fo:font-size="9pt" fo:letter-spacing="normal" fo:background-color="transparent" officeooo:rsid="001179c5"/>
    </style:style>
    <style:style style:name="T10" style:family="text">
      <style:text-properties fo:font-variant="normal" fo:text-transform="none" fo:color="#434343" style:font-name="Helvetica" fo:font-size="9pt" fo:letter-spacing="normal" fo:font-style="normal" fo:font-weight="normal"/>
    </style:style>
    <style:style style:name="T11" style:family="text">
      <style:text-properties fo:font-variant="normal" fo:text-transform="none" fo:color="#434343" style:font-name="Helvetica Neue" fo:font-size="9pt" fo:letter-spacing="normal" fo:font-style="normal" fo:font-weight="normal"/>
    </style:style>
    <style:style style:name="T12" style:family="text">
      <style:text-properties fo:font-variant="normal" fo:text-transform="none" fo:color="#1860a8" style:text-line-through-style="none" style:font-name="Helvetica" fo:font-size="9pt" fo:letter-spacing="normal" fo:font-style="normal" style:text-underline-style="none" fo:font-weight="normal" style:text-blinking="false"/>
    </style:style>
    <style:style style:name="T13" style:family="text">
      <style:text-properties fo:font-variant="normal" fo:text-transform="none" fo:color="#1860a8" style:text-line-through-style="none" style:font-name="Helvetica Neue" fo:font-size="9pt" fo:letter-spacing="normal" fo:font-style="normal" style:text-underline-style="none" fo:font-weight="normal" style:text-blinking="false"/>
    </style:style>
    <style:style style:name="T14" style:family="text">
      <style:text-properties fo:font-variant="normal" fo:text-transform="none" fo:color="#222222" style:font-name="Tahoma" fo:font-size="9.75pt" fo:letter-spacing="normal" fo:font-style="normal" fo:font-weight="bold"/>
    </style:style>
    <style:style style:name="T15" style:family="text">
      <style:text-properties fo:font-variant="normal" fo:text-transform="none" fo:color="#222222" style:font-name="Tahoma" fo:font-size="9.75pt" fo:letter-spacing="normal" fo:font-style="normal" fo:font-weight="bold" style:font-name-asian="DejaVu Sans1" style:font-size-asian="10pt" style:font-weight-asian="bold" style:font-name-complex="DejaVu Sans Mono" style:font-size-complex="10pt" style:font-weight-complex="bold"/>
    </style:style>
    <style:style style:name="T16" style:family="text">
      <style:text-properties fo:font-variant="normal" fo:text-transform="none" fo:color="#222222" style:font-name="Tahoma" fo:font-size="9.75pt" fo:letter-spacing="normal" fo:font-style="normal" fo:font-weight="normal"/>
    </style:style>
    <style:style style:name="T17" style:family="text">
      <style:text-properties fo:font-variant="normal" fo:text-transform="none" fo:color="#222222" style:font-name="Tahoma" fo:font-size="9.75pt" fo:letter-spacing="normal" fo:font-style="normal" fo:font-weight="normal" style:font-name-asian="DejaVu Sans1" style:font-size-asian="10pt" style:font-name-complex="DejaVu Sans Mono" style:font-size-complex="10pt"/>
    </style:style>
    <style:style style:name="T18" style:family="text">
      <style:text-properties fo:font-variant="normal" fo:text-transform="none" fo:color="#222222" style:text-line-through-style="none" style:font-name="Tahoma" fo:font-size="9.75pt" fo:letter-spacing="normal" fo:font-style="normal" style:text-underline-style="none" fo:font-weight="bold" style:text-blinking="false" style:font-name-asian="DejaVu Sans1" style:font-size-asian="10pt" style:font-weight-asian="bold" style:font-name-complex="DejaVu Sans Mono" style:font-size-complex="10pt" style:font-weight-complex="bold"/>
    </style:style>
    <style:style style:name="T19" style:family="text">
      <style:text-properties fo:font-variant="normal" fo:text-transform="none" fo:color="#222222" style:text-line-through-style="none" style:font-name="Tahoma" fo:font-size="9.75pt" fo:letter-spacing="normal" fo:font-style="normal" style:text-underline-style="none" fo:font-weight="normal" style:text-blinking="false" style:font-name-asian="DejaVu Sans1" style:font-size-asian="10pt" style:font-name-complex="DejaVu Sans Mono" style:font-size-complex="10pt"/>
    </style:style>
    <style:style style:name="T20" style:family="text">
      <style:text-properties fo:font-variant="normal" fo:text-transform="none" fo:color="#222222" style:text-line-through-style="none" style:font-name="Tahoma" fo:font-size="9.75pt" fo:letter-spacing="normal" style:text-underline-style="none" style:text-blinking="false" style:font-name-asian="DejaVu Sans1" style:font-size-asian="10pt" style:font-name-complex="DejaVu Sans Mono" style:font-size-complex="10pt"/>
    </style:style>
    <style:style style:name="T21" style:family="text">
      <style:text-properties fo:font-variant="normal" fo:text-transform="none" fo:color="#222222" style:text-line-through-style="none" style:font-name="Tahoma" fo:font-size="9.75pt" fo:letter-spacing="normal" fo:font-style="italic" style:text-underline-style="none" fo:font-weight="normal" style:text-blinking="false" style:font-name-asian="DejaVu Sans1" style:font-size-asian="10pt" style:font-style-asian="italic" style:font-name-complex="DejaVu Sans Mono" style:font-size-complex="10pt" style:font-style-complex="italic"/>
    </style:style>
    <style:style style:name="T22" style:family="text">
      <style:text-properties fo:font-variant="normal" fo:text-transform="none" fo:color="#083772" style:text-line-through-style="none" style:font-name="Tahoma" fo:font-size="9.75pt" fo:letter-spacing="normal" fo:font-style="normal" style:text-underline-style="none" fo:font-weight="bold" style:text-blinking="false"/>
    </style:style>
    <style:style style:name="T23" style:family="text">
      <style:text-properties fo:font-variant="normal" fo:text-transform="none" fo:color="#083772" style:text-line-through-style="none" style:font-name="Tahoma" fo:font-size="9.75pt" fo:letter-spacing="normal" fo:font-style="normal" style:text-underline-style="none" fo:font-weight="bold" style:text-blinking="false" officeooo:rsid="0014b4d3"/>
    </style:style>
    <style:style style:name="T24" style:family="text">
      <style:text-properties fo:font-variant="normal" fo:text-transform="none" fo:color="#083772" style:text-line-through-style="none" style:font-name="Lucida Console" fo:font-size="9pt" fo:letter-spacing="normal" fo:font-style="normal" style:text-underline-style="none" fo:font-weight="normal" style:text-blinking="false"/>
    </style:style>
    <style:style style:name="T25" style:family="text">
      <style:text-properties fo:font-variant="normal" fo:text-transform="none" fo:color="#444444" style:font-name="Tahoma" fo:font-size="9.75pt" fo:letter-spacing="normal" fo:font-style="normal" fo:font-weight="normal"/>
    </style:style>
    <style:style style:name="T26" style:family="text">
      <style:text-properties fo:font-variant="normal" fo:text-transform="none" fo:color="#444444" style:font-name="Tahoma" fo:font-size="9.75pt" fo:letter-spacing="normal" fo:font-style="normal" fo:font-weight="bold"/>
    </style:style>
    <style:style style:name="T27" style:family="text">
      <style:text-properties fo:font-variant="normal" fo:text-transform="none" fo:color="#444444" style:font-name="Lucida Console" fo:font-size="9pt" fo:letter-spacing="normal" fo:font-style="normal" fo:font-weight="normal"/>
    </style:style>
    <style:style style:name="T28" style:family="text">
      <style:text-properties fo:font-variant="normal" fo:text-transform="none" fo:color="#800080" style:font-name="Lucida Console" fo:font-size="9pt" fo:letter-spacing="normal" fo:font-style="normal" fo:font-weight="normal"/>
    </style:style>
    <style:style style:name="T29" style:family="text">
      <style:text-properties fo:font-variant="normal" fo:text-transform="none" fo:color="#800080" style:font-name="Lucida Console" fo:font-size="9pt" fo:letter-spacing="normal" fo:font-style="normal" fo:font-weight="normal" officeooo:rsid="0014b4d3"/>
    </style:style>
    <style:style style:name="T30" style:family="text">
      <style:text-properties fo:font-variant="normal" fo:text-transform="none" fo:color="#008080" style:font-name="Lucida Console" fo:font-size="9pt" fo:letter-spacing="normal" fo:font-style="normal" fo:font-weight="normal" fo:background-color="#eeeeee"/>
    </style:style>
    <style:style style:name="T31" style:family="text">
      <style:text-properties fo:font-variant="normal" fo:text-transform="none" fo:color="#008080" style:font-name="Lucida Console" fo:font-size="9pt" fo:letter-spacing="normal" fo:font-style="normal" fo:font-weight="normal" fo:background-color="#eeeeee" officeooo:rsid="0014b4d3"/>
    </style:style>
    <style:style style:name="T32" style:family="text">
      <style:text-properties fo:font-variant="normal" fo:text-transform="none" fo:color="#999999" style:font-name="Lucida Console" fo:font-size="9pt" fo:letter-spacing="normal" fo:font-style="normal" fo:font-weight="normal"/>
    </style:style>
    <style:style style:name="T33" style:family="text">
      <style:text-properties fo:font-variant="normal" fo:text-transform="none" fo:color="#999999" style:font-name="Lucida Console" fo:font-size="9pt" fo:letter-spacing="normal" fo:font-style="normal" fo:font-weight="normal" fo:background-color="#eeeeee"/>
    </style:style>
    <style:style style:name="T34" style:family="text">
      <style:text-properties fo:font-variant="normal" fo:text-transform="none" fo:color="#1e4e8f" style:text-line-through-style="none" style:font-name="Trebuchet MS" fo:font-size="13.5pt" fo:letter-spacing="0.0102in" fo:font-style="normal" style:text-underline-style="none" fo:font-weight="bold" style:text-blinking="false" style:font-name-asian="DejaVu Sans1" style:font-size-asian="10pt" style:font-name-complex="DejaVu Sans Mono" style:font-size-complex="10pt"/>
    </style:style>
    <style:style style:name="T35" style:family="text">
      <style:text-properties fo:font-variant="normal" fo:text-transform="none" fo:color="#006600" style:text-line-through-style="none" style:font-name="Tahoma" fo:font-size="9.75pt" fo:letter-spacing="normal" fo:font-style="italic" style:text-underline-style="none" fo:font-weight="normal" style:text-blinking="false" style:font-name-asian="DejaVu Sans1" style:font-size-asian="10pt" style:font-style-asian="italic" style:font-name-complex="DejaVu Sans Mono" style:font-size-complex="10pt" style:font-style-complex="italic"/>
    </style:style>
    <style:style style:name="T36" style:family="text">
      <style:text-properties fo:font-variant="normal" fo:text-transform="none" fo:color="#006600" style:text-line-through-style="none" style:font-name="Tahoma" fo:font-size="9.75pt" fo:letter-spacing="normal" fo:font-style="italic" style:text-underline-style="none" style:text-blinking="false" style:font-name-asian="DejaVu Sans1" style:font-size-asian="10pt" style:font-name-complex="DejaVu Sans Mono" style:font-size-complex="10pt"/>
    </style:style>
    <style:style style:name="T37" style:family="text">
      <style:text-properties fo:color="#666666" fo:font-weight="normal" style:font-weight-asian="normal" style:font-weight-complex="normal"/>
    </style:style>
    <style:style style:name="T38" style:family="text">
      <style:text-properties fo:color="#666666" fo:font-style="italic" fo:font-weight="normal" style:font-style-asian="italic" style:font-weight-asian="normal" style:font-style-complex="italic" style:font-weight-complex="normal"/>
    </style:style>
    <style:style style:name="T39" style:family="text">
      <style:text-properties fo:color="#4c4c4c" fo:font-style="italic" fo:font-weight="normal" style:font-style-asian="italic" style:font-weight-asian="normal" style:font-style-complex="italic" style:font-weight-complex="normal"/>
    </style:style>
    <style:style style:name="T40" style:family="text">
      <style:text-properties style:font-style-asian="italic" style:font-weight-asian="normal" style:font-style-complex="italic" style:font-weight-complex="normal"/>
    </style:style>
    <style:style style:name="T41" style:family="text">
      <style:text-properties officeooo:rsid="0012bc52"/>
    </style:style>
    <style:style style:name="T42" style:family="text">
      <style:text-properties fo:color="#006600" fo:background-color="transparent"/>
    </style:style>
    <style:style style:name="T43" style:family="text">
      <style:text-properties fo:color="#006600" style:font-name="Menlo" fo:font-size="9pt" fo:font-style="normal" fo:font-weight="normal" fo:background-color="transparent"/>
    </style:style>
    <style:style style:name="T44" style:family="text">
      <style:text-properties fo:color="#006600" style:font-name="Tahoma"/>
    </style:style>
    <style:style style:name="T45" style:family="text">
      <style:text-properties fo:color="#66cc66" fo:background-color="transparent"/>
    </style:style>
    <style:style style:name="T46" style:family="text">
      <style:text-properties fo:color="#66cc66" style:font-name="Menlo" fo:font-size="9pt" fo:font-style="normal" fo:font-weight="normal" fo:background-color="transparent"/>
    </style:style>
    <style:style style:name="T47" style:family="text">
      <style:text-properties fo:color="#66cc66" style:font-name="Tahoma"/>
    </style:style>
    <style:style style:name="T48" style:family="text">
      <style:text-properties fo:color="#003366" fo:font-weight="bold" fo:background-color="transparent"/>
    </style:style>
    <style:style style:name="T49" style:family="text">
      <style:text-properties fo:color="#003366" style:font-name="Menlo" fo:font-size="9pt" fo:font-style="normal" fo:font-weight="bold" fo:background-color="transparent"/>
    </style:style>
    <style:style style:name="T50" style:family="text">
      <style:text-properties fo:color="#003366" style:font-name="Tahoma" fo:font-weight="bold"/>
    </style:style>
    <style:style style:name="T51" style:family="text">
      <style:text-properties style:font-name="Menlo" fo:font-size="9pt" fo:font-style="normal" fo:font-weight="normal"/>
    </style:style>
    <style:style style:name="T52" style:family="text">
      <style:text-properties fo:color="#3366cc" style:font-name="Menlo" fo:font-size="9pt" fo:font-style="normal" fo:font-weight="normal" fo:background-color="transparent"/>
    </style:style>
    <style:style style:name="T53" style:family="text">
      <style:text-properties fo:color="#3366cc" fo:background-color="transparent"/>
    </style:style>
    <style:style style:name="T54" style:family="text">
      <style:text-properties fo:color="#3366cc" style:font-name="Tahoma"/>
    </style:style>
    <style:style style:name="T55" style:family="text">
      <style:text-properties fo:color="#009900" fo:font-style="italic" fo:background-color="transparent"/>
    </style:style>
    <style:style style:name="T56" style:family="text">
      <style:text-properties fo:color="#009900" style:font-name="Menlo" fo:font-size="9pt" fo:font-style="italic" fo:font-weight="normal" fo:background-color="transparent"/>
    </style:style>
    <style:style style:name="T57" style:family="text">
      <style:text-properties fo:color="#009900" style:font-name="Menlo" fo:font-size="9pt" fo:font-style="normal" fo:font-weight="normal" fo:background-color="transparent"/>
    </style:style>
    <style:style style:name="T58" style:family="text">
      <style:text-properties fo:color="#009900" fo:background-color="transparent"/>
    </style:style>
    <style:style style:name="T59" style:family="text">
      <style:text-properties fo:color="#cc0000" fo:background-color="transparent"/>
    </style:style>
    <style:style style:name="T60" style:family="text">
      <style:text-properties fo:color="#1860a8" style:text-line-through-style="none" style:text-underline-style="none" style:text-blinking="false"/>
    </style:style>
    <style:style style:name="T61" style:family="text">
      <style:text-properties fo:font-weight="bold"/>
    </style:style>
    <style:style style:name="T62" style:family="text">
      <style:text-properties fo:font-weight="bold" officeooo:rsid="0016d090"/>
    </style:style>
    <style:style style:name="T63" style:family="text">
      <style:text-properties fo:font-weight="bold" fo:background-color="transparent"/>
    </style:style>
    <style:style style:name="T64" style:family="text">
      <style:text-properties fo:font-weight="bold" officeooo:rsid="0014b4d3"/>
    </style:style>
    <style:style style:name="T65" style:family="text">
      <style:text-properties fo:font-style="italic"/>
    </style:style>
    <style:style style:name="T66" style:family="text">
      <style:text-properties fo:font-style="italic" fo:font-weight="bold"/>
    </style:style>
    <style:style style:name="T67" style:family="text">
      <style:text-properties fo:font-style="italic" officeooo:rsid="0016d090"/>
    </style:style>
    <style:style style:name="T68" style:family="text">
      <style:text-properties fo:font-style="italic" fo:background-color="transparent"/>
    </style:style>
    <style:style style:name="T69" style:family="text">
      <style:text-properties fo:color="#222222" style:font-name="Tahoma" fo:font-size="9.75pt"/>
    </style:style>
    <style:style style:name="T70" style:family="text">
      <style:text-properties fo:color="#222222" style:font-name="Trebuchet MS" fo:font-size="13.5pt" fo:letter-spacing="0.0102in" fo:font-weight="bold" officeooo:rsid="0014b4d3"/>
    </style:style>
    <style:style style:name="T71" style:family="text">
      <style:text-properties officeooo:rsid="0016d090"/>
    </style:style>
    <style:style style:name="T72" style:family="text">
      <style:text-properties fo:color="#000066" fo:font-weight="bold" fo:background-color="transparent"/>
    </style:style>
    <style:style style:name="T73" style:family="text">
      <style:text-properties fo:color="#000066" style:font-name="Menlo" fo:font-size="9pt" fo:font-style="normal" fo:font-weight="normal" fo:background-color="transparent"/>
    </style:style>
    <style:style style:name="T74" style:family="text">
      <style:text-properties fo:color="#000066" fo:background-color="transparent"/>
    </style:style>
    <style:style style:name="T75" style:family="text">
      <style:text-properties fo:color="#083772" style:text-line-through-style="none" style:font-name="Tahoma" fo:font-size="9.75pt" style:text-underline-style="none" fo:font-weight="bold" style:text-blinking="false" officeooo:rsid="0014b4d3"/>
    </style:style>
    <style:style style:name="T76" style:family="text">
      <style:text-properties fo:color="#000000" style:font-name="Tahoma" fo:font-size="9.75pt" officeooo:rsid="0014b4d3"/>
    </style:style>
    <style:style style:name="T77" style:family="text">
      <style:text-properties fo:color="#000000" style:font-name="Lucida Console" officeooo:rsid="0014b4d3"/>
    </style:style>
    <style:style style:name="T78" style:family="text">
      <style:text-properties fo:color="#000000" style:font-name="Menlo" fo:font-size="9pt" fo:font-style="normal" fo:font-weight="bold" fo:background-color="transparent"/>
    </style:style>
    <style:style style:name="T79" style:family="text">
      <style:text-properties fo:color="#000000" fo:font-weight="bold" fo:background-color="transparent"/>
    </style:style>
    <style:style style:name="T80" style:family="text">
      <style:text-properties fo:color="#000000" style:text-line-through-style="none" style:font-name="Lucida Console" style:text-underline-style="none" style:text-blinking="false" officeooo:rsid="0014b4d3"/>
    </style:style>
    <style:style style:name="T81" style:family="text">
      <style:text-properties fo:color="#444444" style:font-name="Tahoma" fo:font-size="9.75pt" officeooo:rsid="0014b4d3"/>
    </style:style>
    <style:style style:name="T82" style:family="text">
      <style:text-properties fo:color="#444444" style:font-name="Lucida Console" officeooo:rsid="0014b4d3"/>
    </style:style>
    <style:style style:name="T83" style:family="text">
      <style:text-properties fo:color="#ff0000" style:font-name="Menlo" fo:font-size="9pt" fo:font-style="normal" fo:font-weight="normal" fo:background-color="transparent"/>
    </style:style>
    <style:style style:name="T84" style:family="text">
      <style:text-properties fo:color="#ff0000" fo:background-color="transparent"/>
    </style:style>
    <style:style style:name="T85" style:family="text">
      <style:text-properties officeooo:rsid="0014b4d3"/>
    </style:style>
    <style:style style:name="T86" style:family="text">
      <style:text-properties fo:color="#1e4e8f" style:text-line-through-style="none" style:font-name="Trebuchet MS" fo:font-size="13.5pt" fo:letter-spacing="0.0102in" style:text-underline-style="none" fo:font-weight="bold" style:text-blinking="false" officeooo:rsid="0014b4d3"/>
    </style:style>
    <text:list-style style:name="L1">
      <text:list-level-style-bullet text:level="1" text:style-name="Bullet_20_Symbols" style:num-suffix="." text:bullet-char="•">
        <style:list-level-properties text:space-before="-0.092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0118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0118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0118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0118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092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071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tjs is a javascript framework you can use to create professional graphical web user interface and AJAX web application. </text:p>
      <text:h text:style-name="P63" text:outline-level="3">The index.html markup</text:h>
      <text:p text:style-name="P2">&lt;!-- Do NOT put any DOCTYPE here unless you want problems in IEs. --&gt;</text:p>
      <text:p text:style-name="P3">&lt;html&gt;</text:p>
      <text:p text:style-name="P43"><text:s text:c="2"/>&lt;head&gt;</text:p>
      <text:p text:style-name="P15"><text:s/><text:span text:style-name="T1">&lt;meta http-equiv="Content-Type" content="text/html; charset=utf-8"&gt; </text:span></text:p>
      <text:p text:style-name="P16"><text:s text:c="2"/><text:span text:style-name="T37">&lt;!-- This must come BEFORE javascript includes! --&gt;</text:span></text:p>
      <text:p text:style-name="P17"><text:s text:c="2"/>&lt;link rel="stylesheet" type="text/css" href="ext/resources/css/ext-all.css"&gt;</text:p>
      <text:p text:style-name="P17"><text:s text:c="2"/><text:span text:style-name="T38">&lt;!-- own css files →</text:span></text:p>
      <text:p text:style-name="P19"/>
      <text:p text:style-name="P19"><text:s text:c="2"/>&lt;!-- First of javascript includes must be an adapter... →</text:p>
      <text:p text:style-name="P17"><text:s/>&lt;script type="text/javascript" src="ext/adapter/ext/ext-base.js"&gt;&lt;/script&gt;</text:p>
      <text:p text:style-name="P17"><text:s/><text:span text:style-name="T38"><text:s/>&lt;!-- ...then you need the Ext itself, either debug or production version. --&gt;</text:span></text:p>
      <text:p text:style-name="P17"><text:s text:c="2"/>&lt;script type="text/javascript" src="ext/ext-all-debug.js"&gt;&lt;/script&gt;</text:p>
      <text:p text:style-name="P22"><text:s/><text:span text:style-name="T8"><text:s/>&lt;!--</text:span><text:span text:style-name="T9">own js</text:span><text:span text:style-name="T8"> --&gt;</text:span></text:p>
      <text:p text:style-name="P17"/>
      <text:p text:style-name="P17"><text:s text:c="2"/>&lt;script type="text/javascript"&gt;</text:p>
      <text:p text:style-name="P17"><text:s text:c="2"/><text:span text:style-name="T39">// Path to the blank image must point to a valid location on your server</text:span></text:p>
      <text:p text:style-name="P20"><text:s text:c="2"/>Ext.BLANK_IMAGE_URL = 'ext/resources/images/default/s.gif';</text:p>
      <text:p text:style-name="P20"><text:s/><text:span text:style-name="T40"><text:s/>Ext.onReady(function() {</text:span></text:p>
      <text:p text:style-name="P19"><text:s text:c="8"/>// write your application here</text:p>
      <text:p text:style-name="P21"><text:s text:c="2"/>});</text:p>
      <text:p text:style-name="P18"><text:s text:c="2"/>&lt;/script&gt;</text:p>
      <text:p text:style-name="P19">&lt;/head&gt;</text:p>
      <text:p text:style-name="P1"/>
      <text:h text:style-name="P63" text:outline-level="3">Element: Сердце Ext</text:h>
      <text:p text:style-name="P23"><text:span text:style-name="T41">Л</text:span>учше пользоваться объектом Ext.Element. Этот элемент в самом центре библиотеки Ext и практически все с чем вы будете работать касается этого объекта. Этот объект - основа библиотеки Ext, и если у вас есть время разобраться только с одним объектом - разберитесь как работает этот.</text:p>
      <text:p text:style-name="P24">Код, который позволит получить элемент по id будет выглядеть следующим образом (наш файл ExtStart.html содержит div с id "myDiv," так что давайте его и получим, написав следующий код в файл ExtStart.js):</text:p>
      <text:p text:style-name="P4">Ext.<text:span text:style-name="T42">onReady</text:span><text:span text:style-name="T45">(</text:span><text:span text:style-name="T48">function</text:span><text:span text:style-name="T45">()</text:span> <text:span text:style-name="T45">{</text:span></text:p>
      <text:p text:style-name="P5"><text:s text:c="8"/><text:span text:style-name="T49">var</text:span><text:span text:style-name="T51"> myDiv = Ext.</text:span><text:span text:style-name="T43">get</text:span><text:span text:style-name="T46">(</text:span><text:span text:style-name="T52">'myDiv'</text:span><text:span text:style-name="T46">)</text:span><text:span text:style-name="T51">;</text:span></text:p>
      <text:p text:style-name="P4"><text:span text:style-name="T45">})</text:span>;</text:p>
      <text:p text:style-name="P24">Итак, мы получили наш объект Element, что же можно с ним сделать интересного?</text:p>
      <text:list xml:id="list28663719" text:style-name="L1">
        <text:list-item>
          <text:p text:style-name="P53">Element перехватывает практически все методы и свойства DOM которые вам понадобятся, предлагая единые, универсальные, кросс-браузерные интерфейсы DOM (икроме того вы можете получить доступ напрямую к узлу через Element.dom)</text:p>
        </text:list-item>
        <text:list-item>
          <text:p text:style-name="P53">Метод Element.get() выполняет внутреннее кеширование, так что многочисленные вызовы одного и того же объекта работают очень быстро</text:p>
        </text:list-item>
        <text:list-item>
          <text:p text:style-name="P53">Большинство общих методов выполняемых над узлами DOM nodes встроены в прямые, кросс-браузерные методы этого объекта (добавление/удаление классов CSS, добавление/удаление обработчиков событий, позиционирование, изменение размера, анимация, drag/drop, и т.д.)</text:p>
        </text:list-item>
      </text:list>
      <text:p text:style-name="P24">Это значит, что вы можете делать полезные вещи минимальным количеством кода. Попробуйте добавить что-то из этого в ваш файл ExtStart.js после строчки, в которой мы получили элемент 'myDiv':</text:p>
      <text:p text:style-name="P4">myDiv.<text:span text:style-name="T42">highlight</text:span><text:span text:style-name="T45">()</text:span>; <text:s text:c="5"/><text:span text:style-name="T55">// Фон элемента подсветится желтым, затем пропадет</text:span></text:p>
      <text:p text:style-name="P4">myDiv.<text:span text:style-name="T42">addClass</text:span><text:span text:style-name="T45">(</text:span><text:span text:style-name="T53">'red'</text:span><text:span text:style-name="T45">)</text:span>; <text:s/><text:span text:style-name="T55">// Добавить новый класс CSS (объявлен в ExtStart.css)</text:span></text:p>
      <text:p text:style-name="P4">myDiv.<text:span text:style-name="T42">center</text:span><text:span text:style-name="T45">()</text:span>; <text:s text:c="8"/><text:span text:style-name="T55">// Поместить элемент в цент видимой области</text:span></text:p>
      <text:p text:style-name="P4">myDiv.<text:span text:style-name="T42">setOpacity</text:span><text:span text:style-name="T45">(</text:span>.<text:span text:style-name="T59">25</text:span><text:span text:style-name="T45">)</text:span>; <text:s/><text:span text:style-name="T55">// Сделать элемент частично прозрачным</text:span></text:p>
      <text:p text:style-name="P1"/>
      <text:h text:style-name="P63" text:outline-level="3">Выбор узлов DOM</text:h>
      <text:p text:style-name="P23"><text:a xlink:type="simple" xlink:href="http://extjs.com/deploy/dev/docs/?class=Ext.DomQuery"><text:span text:style-name="T60">DomQuery</text:span></text:a> может быть использована как отдельная библиотека, но чаще всего вам она будет нужна для использование интерфейсов Element. К счастью объект Element поддерживает селекторы при помощи метода Element.select, который внутри <text:soft-page-break/>использует DomQuery для получения элементов. В качестве простого примера вы можете получить все параграфы из файла ExtStart.html при помощи такой строки:</text:p>
      <text:p text:style-name="P6">// Подсветка всех параграфов</text:p>
      <text:p text:style-name="P4">Ext.<text:span text:style-name="T42">select</text:span><text:span text:style-name="T45">(</text:span><text:span text:style-name="T53">'p'</text:span><text:span text:style-name="T45">)</text:span>.<text:span text:style-name="T42">highlight</text:span><text:span text:style-name="T45">()</text:span>;</text:p>
      <text:p text:style-name="P30"><text:span text:style-name="T10">Этот пример демонстрирует очень удобное свойство метода Element.select он возвращает </text:span><text:a xlink:type="simple" xlink:href="http://extjs.com/deploy/dev/docs/?class=Ext.CompositeElement"><text:span text:style-name="T12">CompositeElement</text:span></text:a><text:span text:style-name="T10">, который предлагает доступ ко всем элементам, которые в нем находятся через интерфейс Element. Другими словами можно работать с группой элементов как с одним, без всяких циклов и переборов.</text:span></text:p>
      <text:h text:style-name="P67" text:outline-level="4">Element Selectors:</text:h>
      <text:list xml:id="list28661966" text:style-name="L2">
        <text:list-item>
          <text:p text:style-name="P56"><text:span text:style-name="T61">*</text:span> any element</text:p>
        </text:list-item>
        <text:list-item>
          <text:p text:style-name="P56"><text:span text:style-name="T61">E</text:span> an element with the tag E</text:p>
        </text:list-item>
        <text:list-item>
          <text:p text:style-name="P56"><text:span text:style-name="T61">E F</text:span> All descendent elements of E that have the tag F</text:p>
        </text:list-item>
        <text:list-item>
          <text:p text:style-name="P56"><text:span text:style-name="T61">E &gt; F</text:span> or <text:span text:style-name="T61">E/F</text:span> all direct children elements of E that have the tag F</text:p>
        </text:list-item>
        <text:list-item>
          <text:p text:style-name="P56"><text:span text:style-name="T61">E + F</text:span> all elements with the tag F that are immediately preceded by an element with the tag E</text:p>
        </text:list-item>
        <text:list-item>
          <text:p text:style-name="P56"><text:span text:style-name="T61">E ~ F</text:span> all elements with the tag F that are preceded by a sibling element with the tag E</text:p>
        </text:list-item>
      </text:list>
      <text:h text:style-name="P68" text:outline-level="4">Attribute Selectors:</text:h>
      <text:p text:style-name="P44">The use of @ and quotes are optional. For example, div[@foo='bar'] is also a valid attribute selector.</text:p>
      <text:list xml:id="list28658505" text:style-name="L3">
        <text:list-item>
          <text:p text:style-name="P57"><text:span text:style-name="T61">E[foo]</text:span> has an attribute "foo"</text:p>
        </text:list-item>
        <text:list-item>
          <text:p text:style-name="P57"><text:span text:style-name="T61">E[foo=bar]</text:span> has an attribute "foo" that equals "bar"</text:p>
        </text:list-item>
        <text:list-item>
          <text:p text:style-name="P57"><text:span text:style-name="T61">E[foo^=bar]</text:span> has an attribute "foo" that starts with "bar"</text:p>
        </text:list-item>
        <text:list-item>
          <text:p text:style-name="P57"><text:span text:style-name="T61">E[foo$=bar]</text:span> has an attribute "foo" that ends with "bar"</text:p>
        </text:list-item>
        <text:list-item>
          <text:p text:style-name="P57"><text:span text:style-name="T61">E[foo*=bar]</text:span> has an attribute "foo" that contains the substring "bar"</text:p>
        </text:list-item>
        <text:list-item>
          <text:p text:style-name="P57"><text:span text:style-name="T61">E[foo%=2]</text:span> has an attribute "foo" that is evenly divisible by 2</text:p>
        </text:list-item>
        <text:list-item>
          <text:p text:style-name="P57"><text:span text:style-name="T61">E[foo!=bar]</text:span> attribute "foo" does not equal "bar"</text:p>
        </text:list-item>
      </text:list>
      <text:h text:style-name="P68" text:outline-level="4">Pseudo Classes:</text:h>
      <text:list xml:id="list28662590" text:style-name="L4">
        <text:list-item>
          <text:p text:style-name="P58"><text:span text:style-name="T61">E:first-child</text:span> E is the first child of its parent</text:p>
        </text:list-item>
        <text:list-item>
          <text:p text:style-name="P58"><text:span text:style-name="T61">E:last-child</text:span> E is the last child of its parent</text:p>
        </text:list-item>
        <text:list-item>
          <text:p text:style-name="P58"><text:span text:style-name="T61">E:nth-child(</text:span><text:span text:style-name="T66">n</text:span><text:span text:style-name="T61">)</text:span> E is the <text:span text:style-name="T65">n</text:span>th child of its parent (1 based as per the spec)</text:p>
        </text:list-item>
        <text:list-item>
          <text:p text:style-name="P58"><text:span text:style-name="T61">E:nth-child(odd)</text:span> E is an odd child of its parent</text:p>
        </text:list-item>
        <text:list-item>
          <text:p text:style-name="P58"><text:span text:style-name="T61">E:nth-child(even)</text:span> E is an even child of its parent</text:p>
        </text:list-item>
        <text:list-item>
          <text:p text:style-name="P58"><text:span text:style-name="T61">E:only-child</text:span> E is the only child of its parent</text:p>
        </text:list-item>
        <text:list-item>
          <text:p text:style-name="P58"><text:span text:style-name="T61">E:checked</text:span> E is an element that is has a checked attribute that is true (e.g. a radio or checkbox)</text:p>
        </text:list-item>
        <text:list-item>
          <text:p text:style-name="P58"><text:span text:style-name="T61">E:first</text:span> the first E in the resultset</text:p>
        </text:list-item>
        <text:list-item>
          <text:p text:style-name="P58"><text:span text:style-name="T61">E:last</text:span> the last E in the resultset</text:p>
        </text:list-item>
        <text:list-item>
          <text:p text:style-name="P58"><text:span text:style-name="T61">E:nth(</text:span><text:span text:style-name="T66">n</text:span><text:span text:style-name="T61">)</text:span> the <text:span text:style-name="T65">n</text:span>th E in the resultset (1 based)</text:p>
        </text:list-item>
        <text:list-item>
          <text:p text:style-name="P58"><text:span text:style-name="T61">E:odd</text:span> shortcut for :nth-child(odd)</text:p>
        </text:list-item>
        <text:list-item>
          <text:p text:style-name="P58"><text:span text:style-name="T61">E:even</text:span> shortcut for :nth-child(even)</text:p>
        </text:list-item>
        <text:list-item>
          <text:p text:style-name="P58"><text:span text:style-name="T61">E:contains(foo)</text:span> E's innerHTML contains the substring "foo"</text:p>
        </text:list-item>
        <text:list-item>
          <text:p text:style-name="P58"><text:span text:style-name="T61">E:nodeValue(foo)</text:span> E contains a textNode with a nodeValue that equals "foo"</text:p>
        </text:list-item>
        <text:list-item>
          <text:p text:style-name="P58"><text:span text:style-name="T61">E:not(S)</text:span> an E element that does not match simple selector S</text:p>
        </text:list-item>
        <text:list-item>
          <text:p text:style-name="P58"><text:span text:style-name="T61">E:has(S)</text:span> an E element that has a descendent that matches simple selector S</text:p>
        </text:list-item>
        <text:list-item>
          <text:p text:style-name="P58"><text:span text:style-name="T61">E:next(S)</text:span> an E element whose next sibling matches simple selector S</text:p>
        </text:list-item>
        <text:list-item>
          <text:p text:style-name="P58"><text:span text:style-name="T61">E:prev(S)</text:span> an E element whose previous sibling matches simple selector S</text:p>
        </text:list-item>
        <text:list-item>
          <text:p text:style-name="P58"><text:span text:style-name="T61">E:any(S1|S2|S2)</text:span> an E element which matches any of the simple selectors S1, S2 or S3//\\</text:p>
        </text:list-item>
      </text:list>
      <text:h text:style-name="P68" text:outline-level="4">CSS Value Selectors:</text:h>
      <text:list xml:id="list28651938" text:style-name="L5">
        <text:list-item>
          <text:p text:style-name="P59"><text:span text:style-name="T61">E{display=none}</text:span> css value "display" that equals "none"</text:p>
        </text:list-item>
        <text:list-item>
          <text:p text:style-name="P59"><text:span text:style-name="T61">E{display^=none}</text:span> css value "display" that starts with "none"</text:p>
        </text:list-item>
        <text:list-item>
          <text:p text:style-name="P59"><text:span text:style-name="T61">E{display$=none}</text:span> css value "display" that ends with "none"</text:p>
        </text:list-item>
        <text:list-item>
          <text:p text:style-name="P59"><text:span text:style-name="T61">E{display*=none}</text:span> css value "display" that contains the substring "none"</text:p>
        </text:list-item>
        <text:list-item>
          <text:p text:style-name="P59"><text:span text:style-name="T61">E{display%=2}</text:span> css value "display" that is evenly divisible by 2</text:p>
        </text:list-item>
        <text:list-item>
          <text:p text:style-name="P60"><text:span text:style-name="T14">E{display!=none}</text:span><text:span text:style-name="T16"> css value "display" that does not equal "none"</text:span></text:p>
        </text:list-item>
      </text:list>
      <text:p text:style-name="P8"/>
      <text:h text:style-name="P64" text:outline-level="3">Ext.DomHelper</text:h>
      <text:p text:style-name="P36"><text:span text:style-name="T50">var</text:span><text:span text:style-name="T69"> list = dh.</text:span><text:span text:style-name="T44">append</text:span><text:span text:style-name="T47">(</text:span><text:span text:style-name="T54">'my-div'</text:span><text:span text:style-name="T69">, </text:span><text:span text:style-name="T47">{</text:span></text:p>
      <text:p text:style-name="P5"><text:s text:c="5"/><text:span text:style-name="T51">tag: </text:span><text:span text:style-name="T52">'ul'</text:span><text:span text:style-name="T51">, cls: </text:span><text:span text:style-name="T52">'my-list'</text:span><text:span text:style-name="T51">, children: </text:span><text:span text:style-name="T46">[</text:span></text:p>
      <text:p text:style-name="P5"><text:s text:c="10"/><text:span text:style-name="T46">{</text:span><text:span text:style-name="T51">tag: </text:span><text:span text:style-name="T52">'li'</text:span><text:span text:style-name="T51">, id: </text:span><text:span text:style-name="T52">'item0'</text:span><text:span text:style-name="T51">, html: </text:span><text:span text:style-name="T52">'List Item 0'</text:span><text:span text:style-name="T46">}</text:span><text:span text:style-name="T51">, </text:span></text:p>
      <text:p text:style-name="P5"><text:soft-page-break/><text:s text:c="10"/><text:span text:style-name="T46">{</text:span><text:span text:style-name="T51">tag: </text:span><text:span text:style-name="T52">'li'</text:span><text:span text:style-name="T51">, id: </text:span><text:span text:style-name="T52">'item1'</text:span><text:span text:style-name="T51">, html: </text:span><text:span text:style-name="T52">'List Item 1'</text:span><text:span text:style-name="T46">}</text:span><text:span text:style-name="T51">, </text:span></text:p>
      <text:p text:style-name="P5"><text:s text:c="10"/><text:span text:style-name="T46">{</text:span><text:span text:style-name="T51">tag: </text:span><text:span text:style-name="T52">'li'</text:span><text:span text:style-name="T51">, id: </text:span><text:span text:style-name="T52">'item2'</text:span><text:span text:style-name="T51">, html: </text:span><text:span text:style-name="T52">'List Item 2'</text:span><text:span text:style-name="T46">}</text:span><text:span text:style-name="T51">, </text:span></text:p>
      <text:p text:style-name="P5"><text:s text:c="10"/><text:span text:style-name="T46">{</text:span><text:span text:style-name="T51">tag: </text:span><text:span text:style-name="T52">'li'</text:span><text:span text:style-name="T51">, id: </text:span><text:span text:style-name="T52">'item3'</text:span><text:span text:style-name="T51">, html: </text:span><text:span text:style-name="T52">'List Item 3'</text:span><text:span text:style-name="T46">}</text:span><text:span text:style-name="T51">, </text:span></text:p>
      <text:p text:style-name="P5"><text:s text:c="10"/><text:span text:style-name="T46">{</text:span><text:span text:style-name="T51">tag: </text:span><text:span text:style-name="T52">'li'</text:span><text:span text:style-name="T51">, id: </text:span><text:span text:style-name="T52">'item4'</text:span><text:span text:style-name="T51">, html: </text:span><text:span text:style-name="T52">'List Item 4'</text:span><text:span text:style-name="T46">}</text:span></text:p>
      <text:p text:style-name="P5"><text:s text:c="6"/><text:span text:style-name="T46">]</text:span></text:p>
      <text:p text:style-name="P4"><text:span text:style-name="T45">})</text:span>;</text:p>
      <text:list xml:id="list28649055" text:style-name="L6">
        <text:list-item>
          <text:p text:style-name="P54"><text:span text:style-name="T62">append</text:span><text:span text:style-name="T71"> </text:span><text:span text:style-name="T67">(&lt;HTMLElement/String&gt; el, &lt;Object&gt; o)</text:span><text:span text:style-name="T71"> - Creates new DOM element(s) defined by o and appends them to el</text:span></text:p>
        </text:list-item>
        <text:list-item>
          <text:p text:style-name="P55"><text:span text:style-name="T63">insertBefore</text:span> <text:span text:style-name="T68">(&lt;HTMLElement/String&gt; el, &lt;Object&gt; o) - Creates new DOM element(s) defined by o and inserts them before el</text:span></text:p>
        </text:list-item>
        <text:list-item>
          <text:p text:style-name="P55"><text:span text:style-name="T63">insertAfter</text:span> <text:span text:style-name="T68">(&lt;HTMLElement/String&gt; el, &lt;Object&gt; o)</text:span> - Creates new DOM element(s) defined by o and inserts them after el</text:p>
        </text:list-item>
        <text:list-item>
          <text:p text:style-name="P55"><text:span text:style-name="T63">overwrite</text:span> <text:span text:style-name="T68">(&lt;HTMLElement/String&gt; el, &lt;Object&gt; o)</text:span> - Creates new DOM element(s) defined by o and overwrites the contents of el with them</text:p>
        </text:list-item>
        <text:list-item>
          <text:p text:style-name="P55"><text:span text:style-name="T63">createTemplate</text:span> <text:span text:style-name="T68">(&lt;Object&gt; o)</text:span> - Creates a template from the DOM element(s) defined by o (See below)</text:p>
        </text:list-item>
        <text:list-item>
          <text:p text:style-name="P55"><text:span text:style-name="T63">insertHtml</text:span> <text:span text:style-name="T68">(&lt;String&gt; where, &lt;HTMLElement&gt; el, &lt;String&gt; html)</text:span> - Ins</text:p>
        </text:list-item>
      </text:list>
      <text:p text:style-name="P37">var list = dh.append('my-div', {tag: 'ul', cls: 'my-list'});</text:p>
      <text:p text:style-name="P5"><text:span text:style-name="T49">var</text:span><text:span text:style-name="T51"> tpl = dh.</text:span><text:span text:style-name="T43">createTemplate</text:span><text:span text:style-name="T46">({</text:span><text:span text:style-name="T51">tag: </text:span><text:span text:style-name="T52">'li'</text:span><text:span text:style-name="T51">, id: </text:span><text:span text:style-name="T52">'item{0}'</text:span><text:span text:style-name="T51">, html: </text:span><text:span text:style-name="T52">'List Item {0}'</text:span><text:span text:style-name="T46">})</text:span><text:span text:style-name="T51">;</text:span></text:p>
      <text:p text:style-name="P4"><text:span text:style-name="T72">for</text:span><text:span text:style-name="T45">(</text:span><text:span text:style-name="T48">var</text:span> i = <text:span text:style-name="T59">0</text:span>; i &lt; <text:span text:style-name="T59">5</text:span>, i++<text:span text:style-name="T45">){</text:span></text:p>
      <text:p text:style-name="P5"><text:s text:c="4"/><text:span text:style-name="T51">tpl.</text:span><text:span text:style-name="T43">append</text:span><text:span text:style-name="T46">(</text:span><text:span text:style-name="T51">list, </text:span><text:span text:style-name="T46">[</text:span><text:span text:style-name="T51">i</text:span><text:span text:style-name="T46">])</text:span><text:span text:style-name="T51">;</text:span></text:p>
      <text:p text:style-name="P7">}</text:p>
      <text:h text:style-name="P63" text:outline-level="3">Ответы на события</text:h>
      <text:p text:style-name="P39">Ext.<text:span text:style-name="T42">onReady</text:span><text:span text:style-name="T45">(</text:span><text:span text:style-name="T48">function</text:span><text:span text:style-name="T45">()</text:span> <text:span text:style-name="T45">{</text:span></text:p>
      <text:p text:style-name="P5"><text:s text:c="4"/><text:span text:style-name="T49">var</text:span><text:span text:style-name="T51"> paragraphClicked = </text:span><text:span text:style-name="T49">function</text:span><text:span text:style-name="T46">()</text:span><text:span text:style-name="T51"> </text:span><text:span text:style-name="T46">{</text:span></text:p>
      <text:p text:style-name="P5"><text:s text:c="6"/><text:span text:style-name="T73">alert</text:span><text:span text:style-name="T46">(</text:span><text:span text:style-name="T52">"You clicked a paragraph"</text:span><text:span text:style-name="T46">)</text:span><text:span text:style-name="T51">;</text:span></text:p>
      <text:p text:style-name="P5"><text:s text:c="4"/><text:span text:style-name="T46">}</text:span></text:p>
      <text:p text:style-name="P5"><text:s text:c="4"/><text:span text:style-name="T51">Ext.</text:span><text:span text:style-name="T43">select</text:span><text:span text:style-name="T46">(</text:span><text:span text:style-name="T52">'p'</text:span><text:span text:style-name="T46">)</text:span><text:span text:style-name="T51">.</text:span><text:span text:style-name="T43">on</text:span><text:span text:style-name="T46">(</text:span><text:span text:style-name="T52">'click'</text:span><text:span text:style-name="T51">, paragraphClicked</text:span><text:span text:style-name="T46">)</text:span><text:span text:style-name="T51">;</text:span></text:p>
      <text:p text:style-name="P4"><text:span text:style-name="T45">})</text:span>;</text:p>
      <text:h text:style-name="P69" text:outline-level="4">Передача параметров обработчикам событий</text:h>
      <text:p text:style-name="P30"><text:span text:style-name="T10">Вот простой пример как передать параметры обработчику события используя </text:span><text:a xlink:type="simple" xlink:href="http://extjs.com/deploy/dev/docs/?class=Function&amp;member=createDelegate"><text:span text:style-name="T12">createDelegate</text:span></text:a><text:span text:style-name="T10">:</text:span></text:p>
      <text:p text:style-name="P4"><text:span text:style-name="T48">var</text:span> someHandler = <text:span text:style-name="T48">function</text:span><text:span text:style-name="T45">(</text:span>evt,t,o,myArg1,myArg2,myArg3<text:span text:style-name="T45">)</text:span> <text:span text:style-name="T45">{</text:span></text:p>
      <text:p text:style-name="P5"><text:s text:c="8"/><text:span text:style-name="T56">//do stuff</text:span></text:p>
      <text:p text:style-name="P7">}</text:p>
      <text:p text:style-name="P4">Ext.<text:span text:style-name="T42">select</text:span><text:span text:style-name="T45">(</text:span><text:span text:style-name="T53">'.notice-type1'</text:span><text:span text:style-name="T45">)</text:span>.<text:span text:style-name="T42">addListener</text:span><text:span text:style-name="T45">(</text:span><text:span text:style-name="T53">'click'</text:span>, someHandler.<text:span text:style-name="T42">createDelegate</text:span><text:span text:style-name="T45">(</text:span><text:span text:style-name="T72">this</text:span>, <text:span text:style-name="T45">[</text:span><text:span text:style-name="T59">4</text:span>,<text:span text:style-name="T53">'pizza'</text:span>,<text:span text:style-name="T59">11</text:span><text:span text:style-name="T45">]</text:span>, <text:span text:style-name="T48">true</text:span><text:span text:style-name="T45">))</text:span>;</text:p>
      <text:p text:style-name="P4">Ext.<text:span text:style-name="T42">select</text:span><text:span text:style-name="T45">(</text:span><text:span text:style-name="T53">'.notice-type2'</text:span><text:span text:style-name="T45">)</text:span>.<text:span text:style-name="T42">addListener</text:span><text:span text:style-name="T45">(</text:span><text:span text:style-name="T53">'click'</text:span>, someHandler.<text:span text:style-name="T42">createDelegate</text:span><text:span text:style-name="T45">(</text:span><text:span text:style-name="T72">this</text:span>, <text:span text:style-name="T45">[</text:span><text:span text:style-name="T59">7</text:span>,<text:span text:style-name="T53">'stuff'</text:span>,<text:span text:style-name="T59">12</text:span><text:span text:style-name="T45">]</text:span>, <text:span text:style-name="T48">true</text:span><text:span text:style-name="T45">))</text:span>;</text:p>
      <text:p text:style-name="P24">Обработчик someHandler будет вызван со следующими аргументами:</text:p>
      <text:p text:style-name="P35">evt, t, o</text:p>
      <text:p text:style-name="P40"><text:span text:style-name="T11">Это параметры, которые обычно передаются обработчику: EventObject описывающий событие, Element над которым событие произошло, опции объекта из вызова addListener. См </text:span><text:a xlink:type="simple" xlink:href="http://extjs.com/deploy/dev/docs/?class=Ext.Element&amp;member=addListener"><text:span text:style-name="T13">addListener</text:span></text:a><text:span text:style-name="T11"> в документации. Кроме того вы можете поставить точку остановки в фаербаге и посмотреть на объекты и те полезные вещи которые в них содержатся.</text:span></text:p>
      <text:p text:style-name="P38">myArg1, myArg2, myArg3</text:p>
      <text:p text:style-name="P41">ваши собственные параметры В этом случае мы передавали 4,'pizza',11 для элементов класса "notice-type1" и 7,'stuff',12 для элементов класса "notice-type2".</text:p>
      <text:h text:style-name="P65" text:outline-level="3">Ext.Function</text:h>
      <text:p text:style-name="P32"><text:a xlink:type="simple" xlink:href="http://dev.sencha.com/deploy/dev/docs/source/Ext.html#method-Function-createCallback"><text:span text:style-name="T23">createCallback</text:span></text:a><text:span text:style-name="T3"> : Function</text:span></text:p>
      <text:p text:style-name="P10"><text:span text:style-name="T25">Creates a callback that passes arguments[0], arguments[1], arguments[2], ... Call directly on any function. Example:</text:span><text:span text:style-name="Source_20_Text"><text:span text:style-name="T27">myFunction.createCallback(arg1, arg2)</text:span></text:span><text:span text:style-name="T25"> Will create a function that is bound to those 2 args. </text:span><text:span text:style-name="T26">If a specific scope is required in the callback, use </text:span><text:a xlink:type="simple" xlink:href="http://dev.sencha.com/deploy/dev/docs/output/Function.html#Function-createDelegate"><text:span text:style-name="T22">createDelegate</text:span></text:a><text:span text:style-name="T26"> instead.</text:span><text:span text:style-name="T25"> The function returned by createCallback always executes in the window scope.</text:span></text:p>
      <text:p text:style-name="P9">This method is required when you want to pass arguments to a callback function. If no arguments are needed, you can simply pass a reference to the function as a callback (e.g., callback: myFn). However, if you tried to pass a function with arguments (e.g., callback: myFn(arg1, arg2)) the function would simply execute immediately when the code is parsed. Example usage:</text:p>
      <text:p text:style-name="P9"/>
      <text:p text:style-name="P13"><text:soft-page-break/><text:span text:style-name="Source_20_Text"><text:span text:style-name="T28">var</text:span></text:span><text:span text:style-name="Source_20_Text"><text:span text:style-name="T4"> sayHi = </text:span></text:span><text:span text:style-name="Source_20_Text"><text:span text:style-name="T28">function</text:span></text:span><text:span text:style-name="Source_20_Text"><text:span text:style-name="T4">(name){</text:span></text:span></text:p>
      <text:p text:style-name="P45"><text:span text:style-name="Source_20_Text"><text:span text:style-name="T7"><text:s text:c="4"/></text:span></text:span><text:span text:style-name="Source_20_Text"><text:span text:style-name="T4">alert(</text:span></text:span><text:span text:style-name="Emphasis"><text:span text:style-name="T30">'Hi, '</text:span></text:span><text:span text:style-name="Source_20_Text"><text:span text:style-name="T4"> + name);</text:span></text:span></text:p>
      <text:p text:style-name="P45"><text:span text:style-name="Source_20_Text"><text:span text:style-name="T4">}</text:span></text:span></text:p>
      <text:p text:style-name="P45"/>
      <text:p text:style-name="P45"><text:span text:style-name="Source_20_Text"><text:span text:style-name="T32">// clicking the button alerts </text:span></text:span><text:span text:style-name="Emphasis"><text:span text:style-name="T33">"Hi, Fred"</text:span></text:span></text:p>
      <text:p text:style-name="P45"><text:span text:style-name="Source_20_Text"><text:span text:style-name="T29">btn = </text:span></text:span><text:span text:style-name="Source_20_Text"><text:span text:style-name="T28">new</text:span></text:span><text:span text:style-name="Source_20_Text"><text:span text:style-name="T4"> Ext.Button({</text:span></text:span></text:p>
      <text:p text:style-name="P45"><text:span text:style-name="Source_20_Text"><text:span text:style-name="T7"><text:s text:c="4"/></text:span></text:span><text:span text:style-name="Source_20_Text"><text:span text:style-name="T4">text: </text:span></text:span><text:span text:style-name="Emphasis"><text:span text:style-name="T30">'Say Hi'</text:span></text:span><text:span text:style-name="Source_20_Text"><text:span text:style-name="T4">,</text:span></text:span></text:p>
      <text:p text:style-name="P45"><text:span text:style-name="Source_20_Text"><text:span text:style-name="T7"><text:s text:c="4"/></text:span></text:span><text:span text:style-name="Source_20_Text"><text:span text:style-name="T4">renderTo: Ext.getBody()</text:span></text:span></text:p>
      <text:p text:style-name="P46"><text:span text:style-name="Source_20_Text"><text:span text:style-name="T5">});</text:span></text:span></text:p>
      <text:p text:style-name="P46"><text:span text:style-name="Source_20_Text"><text:span text:style-name="T5">btn.on(</text:span></text:span><text:span text:style-name="Emphasis"><text:span text:style-name="T31">'click'</text:span></text:span><text:span text:style-name="Source_20_Text"><text:span text:style-name="T5">, sayHi.createCallback(</text:span></text:span><text:span text:style-name="Emphasis"><text:span text:style-name="T31">'Fred'</text:span></text:span><text:span text:style-name="Source_20_Text"><text:span text:style-name="T5">));</text:span></text:span></text:p>
      <text:p text:style-name="P45"><text:span text:style-name="Source_20_Text"><text:span text:style-name="T4"/></text:span></text:p>
      <text:p text:style-name="P25"/>
      <text:p text:style-name="P31"><text:a xlink:type="simple" xlink:href="http://dev.sencha.com/deploy/dev/docs/source/Ext.html#method-Function-createDelegate"><text:span text:style-name="T22">createDelegate</text:span></text:a><text:span text:style-name="T2">( </text:span><text:span text:style-name="T25">[</text:span><text:span text:style-name="Source_20_Text"><text:span text:style-name="T27">Object scope</text:span></text:span><text:span text:style-name="T25">]</text:span><text:span text:style-name="T2">, </text:span><text:span text:style-name="T25">[</text:span><text:span text:style-name="Source_20_Text"><text:span text:style-name="T27">Array args</text:span></text:span><text:span text:style-name="T25">]</text:span><text:span text:style-name="T2">, </text:span><text:span text:style-name="T25">[</text:span><text:span text:style-name="Source_20_Text"><text:span text:style-name="T27">Boolean/Number appendArgs</text:span></text:span><text:span text:style-name="T25">]</text:span><text:span text:style-name="T2"> ) : Function</text:span></text:p>
      <text:p text:style-name="P10"><text:span text:style-name="T25">Creates a delegate (callback) that sets the scope to obj. Call directly on any function. Example:</text:span><text:span text:style-name="Source_20_Text"><text:span text:style-name="T27">this.myFunction.createDelegate(this, [arg1, arg2])</text:span></text:span><text:span text:style-name="T25"> Will create a function that is automatically scoped to obj so that the</text:span><text:span text:style-name="Teletype"><text:span text:style-name="T25">this</text:span></text:span><text:span text:style-name="T25"> variable inside the callback points to obj. Example usage:</text:span></text:p>
      <text:p text:style-name="P13"><text:span text:style-name="Source_20_Text"><text:span text:style-name="T28">var</text:span></text:span><text:span text:style-name="Source_20_Text"><text:span text:style-name="T4"> sayHi = </text:span></text:span><text:span text:style-name="Source_20_Text"><text:span text:style-name="T28">function</text:span></text:span><text:span text:style-name="Source_20_Text"><text:span text:style-name="T4">(name){</text:span></text:span></text:p>
      <text:p text:style-name="P45"><text:span text:style-name="Source_20_Text"><text:span text:style-name="T7"><text:s text:c="4"/></text:span></text:span><text:span text:style-name="Source_20_Text"><text:span text:style-name="T32">// Note this use of </text:span></text:span><text:span text:style-name="Emphasis"><text:span text:style-name="T33">"this.text"</text:span></text:span><text:span text:style-name="Source_20_Text"><text:span text:style-name="T32"> here. <text:s/>This function expects to</text:span></text:span></text:p>
      <text:p text:style-name="P45"><text:span text:style-name="Source_20_Text"><text:span text:style-name="T7"><text:s text:c="4"/></text:span></text:span><text:span text:style-name="Source_20_Text"><text:span text:style-name="T32">// execute within a scope that contains a text property. <text:s/>In this</text:span></text:span></text:p>
      <text:p text:style-name="P45"><text:span text:style-name="Source_20_Text"><text:span text:style-name="T7"><text:s text:c="4"/></text:span></text:span><text:span text:style-name="Source_20_Text"><text:span text:style-name="T32">// example, the </text:span></text:span><text:span text:style-name="Emphasis"><text:span text:style-name="T33">"this"</text:span></text:span><text:span text:style-name="Source_20_Text"><text:span text:style-name="T32"> variable is pointing to the btn object that</text:span></text:span></text:p>
      <text:p text:style-name="P45"><text:span text:style-name="Source_20_Text"><text:span text:style-name="T7"><text:s text:c="4"/></text:span></text:span><text:span text:style-name="Source_20_Text"><text:span text:style-name="T32">// was passed in createDelegate below.</text:span></text:span></text:p>
      <text:p text:style-name="P45"><text:span text:style-name="Source_20_Text"><text:span text:style-name="T7"><text:s text:c="4"/></text:span></text:span><text:span text:style-name="Source_20_Text"><text:span text:style-name="T4">alert(</text:span></text:span><text:span text:style-name="Emphasis"><text:span text:style-name="T30">'Hi, '</text:span></text:span><text:span text:style-name="Source_20_Text"><text:span text:style-name="T4"> + name + </text:span></text:span><text:span text:style-name="Emphasis"><text:span text:style-name="T30">'. You clicked the "' + this.text + '" button.'</text:span></text:span><text:span text:style-name="Source_20_Text"><text:span text:style-name="T4">);</text:span></text:span></text:p>
      <text:p text:style-name="P45"><text:span text:style-name="Source_20_Text"><text:span text:style-name="T4">}</text:span></text:span></text:p>
      <text:p text:style-name="P45"/>
      <text:p text:style-name="P45"><text:span text:style-name="Source_20_Text"><text:span text:style-name="T28">var</text:span></text:span><text:span text:style-name="Source_20_Text"><text:span text:style-name="T4"> btn = </text:span></text:span><text:span text:style-name="Source_20_Text"><text:span text:style-name="T28">new</text:span></text:span><text:span text:style-name="Source_20_Text"><text:span text:style-name="T4"> Ext.Button({</text:span></text:span></text:p>
      <text:p text:style-name="P45"><text:span text:style-name="Source_20_Text"><text:span text:style-name="T7"><text:s text:c="4"/></text:span></text:span><text:span text:style-name="Source_20_Text"><text:span text:style-name="T4">text: </text:span></text:span><text:span text:style-name="Emphasis"><text:span text:style-name="T30">'Say Hi'</text:span></text:span><text:span text:style-name="Source_20_Text"><text:span text:style-name="T4">,</text:span></text:span></text:p>
      <text:p text:style-name="P45"><text:span text:style-name="Source_20_Text"><text:span text:style-name="T7"><text:s text:c="4"/></text:span></text:span><text:span text:style-name="Source_20_Text"><text:span text:style-name="T4">renderTo: Ext.getBody()</text:span></text:span></text:p>
      <text:p text:style-name="P45"><text:span text:style-name="Source_20_Text"><text:span text:style-name="T4">});</text:span></text:span></text:p>
      <text:p text:style-name="P45"/>
      <text:p text:style-name="P45"><text:span text:style-name="Source_20_Text"><text:span text:style-name="T32">// This callback will execute in the scope of the</text:span></text:span></text:p>
      <text:p text:style-name="P45"><text:span text:style-name="Source_20_Text"><text:span text:style-name="T32">// button instance. Clicking the button alerts</text:span></text:span></text:p>
      <text:p text:style-name="P45"><text:span text:style-name="Source_20_Text"><text:span text:style-name="T32">// </text:span></text:span><text:span text:style-name="Emphasis"><text:span text:style-name="T33">"Hi, Fred. You clicked the "</text:span></text:span><text:span text:style-name="Source_20_Text"><text:span text:style-name="T32">Say Hi</text:span></text:span><text:span text:style-name="Emphasis"><text:span text:style-name="T33">" button."</text:span></text:span></text:p>
      <text:p text:style-name="P45"><text:span text:style-name="Source_20_Text"><text:span text:style-name="T4">btn.on(</text:span></text:span><text:span text:style-name="Emphasis"><text:span text:style-name="T30">'click'</text:span></text:span><text:span text:style-name="Source_20_Text"><text:span text:style-name="T4">, sayHi.createDelegate(btn, [</text:span></text:span><text:span text:style-name="Emphasis"><text:span text:style-name="T30">'Fred'</text:span></text:span><text:span text:style-name="Source_20_Text"><text:span text:style-name="T4">]));</text:span></text:span></text:p>
      <text:p text:style-name="P45"><text:span text:style-name="Source_20_Text"><text:span text:style-name="T4"/></text:span></text:p>
      <text:p text:style-name="P33"><text:a xlink:type="simple" xlink:href="http://dev.sencha.com/deploy/dev/docs/source/Ext.html#method-Function-createInterceptor"><text:span text:style-name="T75">createInterceptor</text:span></text:a><text:span text:style-name="T76">( </text:span><text:span text:style-name="Source_20_Text"><text:span text:style-name="T77">Function fcn</text:span></text:span><text:span text:style-name="T76">, </text:span><text:span text:style-name="T81">[</text:span><text:span text:style-name="Source_20_Text"><text:span text:style-name="T82">Object scope</text:span></text:span><text:span text:style-name="T81">]</text:span><text:span text:style-name="T76"> ) : Function</text:span></text:p>
      <text:p text:style-name="P11">Creates an interceptor function. The passed function is called before the original one. If it returns false, the original one is not called. The resulting function returns the results of the original function. The passed function is called with the parameters of the original function</text:p>
      <text:p text:style-name="P26"/>
      <text:p text:style-name="P33"><text:a xlink:type="simple" xlink:href="http://dev.sencha.com/deploy/dev/docs/source/Ext-more.html#method-Function-createSequence"><text:span text:style-name="T75">createSequence</text:span></text:a><text:span text:style-name="T76">( </text:span><text:span text:style-name="Source_20_Text"><text:span text:style-name="T77">Function fcn</text:span></text:span><text:span text:style-name="T76">, </text:span><text:span text:style-name="T81">[</text:span><text:span text:style-name="Source_20_Text"><text:span text:style-name="T82">Object scope</text:span></text:span><text:span text:style-name="T81">]</text:span><text:span text:style-name="T76"> ) : Function</text:span></text:p>
      <text:p text:style-name="P11">Create a combined function call sequence of the original function + the passed function. The resulting function returns the results of the original function. The passed fcn is called with the parameters of the original function.</text:p>
      <text:p text:style-name="P12"/>
      <text:p text:style-name="P33"><text:a xlink:type="simple" xlink:href="http://dev.sencha.com/deploy/dev/docs/source/Ext.html#method-Function-defer"><text:span text:style-name="T75">defer</text:span></text:a><text:span text:style-name="T76">( </text:span><text:span text:style-name="Source_20_Text"><text:span text:style-name="T77">Number millis</text:span></text:span><text:span text:style-name="T76">, </text:span><text:span text:style-name="T81">[</text:span><text:span text:style-name="Source_20_Text"><text:span text:style-name="T82">Object scope</text:span></text:span><text:span text:style-name="T81">]</text:span><text:span text:style-name="T76">, </text:span><text:span text:style-name="T81">[</text:span><text:span text:style-name="Source_20_Text"><text:span text:style-name="T82">Array args</text:span></text:span><text:span text:style-name="T81">]</text:span><text:span text:style-name="T76">, </text:span><text:span text:style-name="T81">[</text:span><text:span text:style-name="Source_20_Text"><text:span text:style-name="T82">Boolean/Number appendArgs</text:span></text:span><text:span text:style-name="T81">]</text:span><text:span text:style-name="T76"> ) : Number</text:span></text:p>
      <text:p text:style-name="P11">Calls this function after the number of millseconds specified, optionally in a specific scope. Example usage:</text:p>
      <text:p text:style-name="P13"><text:span text:style-name="Source_20_Text"><text:span text:style-name="T28">var</text:span></text:span><text:span text:style-name="Source_20_Text"><text:span text:style-name="T4"> sayHi = </text:span></text:span><text:span text:style-name="Source_20_Text"><text:span text:style-name="T28">function</text:span></text:span><text:span text:style-name="Source_20_Text"><text:span text:style-name="T4">(name){</text:span></text:span></text:p>
      <text:p text:style-name="P45"><text:span text:style-name="Source_20_Text"><text:span text:style-name="T7"><text:s text:c="4"/></text:span></text:span><text:span text:style-name="Source_20_Text"><text:span text:style-name="T4">alert(</text:span></text:span><text:span text:style-name="Emphasis"><text:span text:style-name="T30">'Hi, '</text:span></text:span><text:span text:style-name="Source_20_Text"><text:span text:style-name="T4"> + name);</text:span></text:span></text:p>
      <text:p text:style-name="P45"><text:span text:style-name="Source_20_Text"><text:span text:style-name="T4">}</text:span></text:span></text:p>
      <text:p text:style-name="P45"/>
      <text:p text:style-name="P45"><text:span text:style-name="Source_20_Text"><text:span text:style-name="T32">// executes immediately:</text:span></text:span></text:p>
      <text:p text:style-name="P45"><text:span text:style-name="Source_20_Text"><text:span text:style-name="T4">sayHi(</text:span></text:span><text:span text:style-name="Emphasis"><text:span text:style-name="T30">'Fred'</text:span></text:span><text:span text:style-name="Source_20_Text"><text:span text:style-name="T4">);</text:span></text:span></text:p>
      <text:p text:style-name="P45"/>
      <text:p text:style-name="P45"><text:span text:style-name="Source_20_Text"><text:span text:style-name="T32">// executes after 2 seconds:</text:span></text:span></text:p>
      <text:p text:style-name="P45"><text:span text:style-name="Source_20_Text"><text:span text:style-name="T4">sayHi.defer(2000, this, [</text:span></text:span><text:span text:style-name="Emphasis"><text:span text:style-name="T30">'Fred'</text:span></text:span><text:span text:style-name="Source_20_Text"><text:span text:style-name="T4">]);</text:span></text:span></text:p>
      <text:p text:style-name="P45"><text:span text:style-name="Source_20_Text"><text:span text:style-name="T4"/></text:span></text:p>
      <text:h text:style-name="P66" text:outline-level="3">Using Ajax</text:h>
      <text:p text:style-name="P14">Once you have your page created and you know how to interact with it through Javascript, you'll probably want to know how to get data to and from a remote server, most commonly to load and save data from a database on the server. Doing this asynchronously via <text:soft-page-break/>Javascript without reloading the page is known commonly as <text:span text:style-name="T63">Ajax</text:span>, and Ext has excellent Ajax support built right in. For example, a common goal is to handle a user interaction, post something to the server asynchronously, then update an element of the UI in response to the action. Here's an example of a very simple HTML form containing a text input field, a button, and a div used to display a message </text:p>
      <text:p text:style-name="P3">&lt;div&gt;</text:p>
      <text:p text:style-name="P5"><text:s text:c="4"/><text:span text:style-name="T51">Name: </text:span><text:span text:style-name="T78">&lt;input</text:span><text:span text:style-name="T57"> </text:span><text:span text:style-name="T73">type</text:span><text:span text:style-name="T57">=</text:span><text:span text:style-name="T83">"text"</text:span><text:span text:style-name="T57"> </text:span><text:span text:style-name="T73">id</text:span><text:span text:style-name="T57">=</text:span><text:span text:style-name="T83">"name"</text:span><text:span text:style-name="T57"> /</text:span><text:span text:style-name="T78">&gt;</text:span></text:p>
      <text:p text:style-name="P5"><text:s text:c="4"/><text:span text:style-name="T78">&lt;input</text:span><text:span text:style-name="T57"> </text:span><text:span text:style-name="T73">type</text:span><text:span text:style-name="T57">=</text:span><text:span text:style-name="T83">"button"</text:span><text:span text:style-name="T57"> </text:span><text:span text:style-name="T73">id</text:span><text:span text:style-name="T57">=</text:span><text:span text:style-name="T83">"okButton"</text:span><text:span text:style-name="T57"> </text:span><text:span text:style-name="T73">value</text:span><text:span text:style-name="T57">=</text:span><text:span text:style-name="T83">"OK"</text:span><text:span text:style-name="T57"> /</text:span><text:span text:style-name="T78">&gt;</text:span></text:p>
      <text:p text:style-name="P3">&lt;/div&gt;</text:p>
      <text:p text:style-name="P4"><text:span text:style-name="T79">&lt;div</text:span><text:span text:style-name="T58"> </text:span><text:span text:style-name="T74">id</text:span><text:span text:style-name="T58">=</text:span><text:span text:style-name="T84">"msg"</text:span><text:span text:style-name="T79">&gt;&lt;/div&gt;</text:span></text:p>
      <text:p text:style-name="P24">Next, we'll add the Javascript required to get our data and post it to a server-based process (replace any existing code in ExtStart.js with this):</text:p>
      <text:p text:style-name="P4">Ext.<text:span text:style-name="T42">onReady</text:span><text:span text:style-name="T45">(</text:span><text:span text:style-name="T48">function</text:span><text:span text:style-name="T45">(){</text:span></text:p>
      <text:p text:style-name="P5"><text:s text:c="8"/><text:span text:style-name="T51">Ext.</text:span><text:span text:style-name="T43">get</text:span><text:span text:style-name="T46">(</text:span><text:span text:style-name="T52">'okButton'</text:span><text:span text:style-name="T46">)</text:span><text:span text:style-name="T51">.</text:span><text:span text:style-name="T43">on</text:span><text:span text:style-name="T46">(</text:span><text:span text:style-name="T52">'click'</text:span><text:span text:style-name="T51">, </text:span><text:span text:style-name="T49">function</text:span><text:span text:style-name="T46">(){</text:span></text:p>
      <text:p text:style-name="P5"><text:s text:c="16"/><text:span text:style-name="T49">var</text:span><text:span text:style-name="T51"> msg = Ext.</text:span><text:span text:style-name="T43">get</text:span><text:span text:style-name="T46">(</text:span><text:span text:style-name="T52">'msg'</text:span><text:span text:style-name="T46">)</text:span><text:span text:style-name="T51">;</text:span></text:p>
      <text:p text:style-name="P5"><text:s text:c="16"/><text:span text:style-name="T51">msg.</text:span><text:span text:style-name="T43">load</text:span><text:span text:style-name="T46">({</text:span></text:p>
      <text:p text:style-name="P5"><text:s text:c="24"/><text:span text:style-name="T51">url: </text:span><text:span text:style-name="T52">'ajax-example.php'</text:span><text:span text:style-name="T51">, </text:span><text:span text:style-name="T56">// &lt;-- change if necessary</text:span></text:p>
      <text:p text:style-name="P5"><text:s text:c="24"/><text:span text:style-name="T51">params: </text:span><text:span text:style-name="T52">'name='</text:span><text:span text:style-name="T51"> + Ext.</text:span><text:span text:style-name="T43">get</text:span><text:span text:style-name="T46">(</text:span><text:span text:style-name="T52">'name'</text:span><text:span text:style-name="T46">)</text:span><text:span text:style-name="T51">.</text:span><text:span text:style-name="T43">dom</text:span><text:span text:style-name="T51">.</text:span><text:span text:style-name="T43">value</text:span><text:span text:style-name="T51">,</text:span></text:p>
      <text:p text:style-name="P5"><text:s text:c="24"/><text:span text:style-name="T51">text: </text:span><text:span text:style-name="T52">'Updating...'</text:span></text:p>
      <text:p text:style-name="P5"><text:s text:c="16"/><text:span text:style-name="T46">})</text:span><text:span text:style-name="T51">;</text:span></text:p>
      <text:p text:style-name="P5"><text:s text:c="16"/><text:span text:style-name="T51">msg.</text:span><text:span text:style-name="T43">show</text:span><text:span text:style-name="T46">()</text:span><text:span text:style-name="T51">;</text:span></text:p>
      <text:p text:style-name="P5"><text:s text:c="8"/><text:span text:style-name="T46">})</text:span><text:span text:style-name="T51">;</text:span></text:p>
      <text:p text:style-name="P4"><text:span text:style-name="T45">})</text:span>;</text:p>
      <text:p text:style-name="P27"><text:span text:style-name="T85">Common </text:span><text:span text:style-name="T64">Events</text:span><text:span text:style-name="T85"> you may want to set are:</text:span></text:p>
      <text:list xml:id="list28672110" text:style-name="L7">
        <text:list-item>
          <text:p text:style-name="P61"><text:a xlink:type="simple" xlink:href="http://dev.sencha.com/deploy/dev/docs/output/Ext.data.Connection.html#Ext.data.Connection-beforerequest"><text:span text:style-name="Teletype"><text:span text:style-name="T22">beforerequest</text:span></text:span></text:a></text:p>
        </text:list-item>
        <text:list-item>
          <text:p text:style-name="P61"><text:a xlink:type="simple" xlink:href="http://dev.sencha.com/deploy/dev/docs/output/Ext.data.Connection.html#Ext.data.Connection-requestcomplete"><text:span text:style-name="Teletype"><text:span text:style-name="T22">requestcomplete</text:span></text:span></text:a></text:p>
        </text:list-item>
        <text:list-item>
          <text:p text:style-name="P61"><text:a xlink:type="simple" xlink:href="http://dev.sencha.com/deploy/dev/docs/output/Ext.data.Connection.html#Ext.data.Connection-requestexception"><text:span text:style-name="Teletype"><text:span text:style-name="T22">requestexception</text:span></text:span></text:a></text:p>
        </text:list-item>
      </text:list>
      <text:p text:style-name="P42"><text:span text:style-name="Source_20_Text"><text:span text:style-name="T32">// Example: show a spinner during all Ajax requests</text:span></text:span></text:p>
      <text:p text:style-name="P47"><text:span text:style-name="Source_20_Text"><text:span text:style-name="T4">Ext.Ajax.on(</text:span></text:span><text:span text:style-name="Emphasis"><text:span text:style-name="T30">'beforerequest'</text:span></text:span><text:span text:style-name="Source_20_Text"><text:span text:style-name="T4">, this.showSpinner, this);</text:span></text:span></text:p>
      <text:p text:style-name="P47"><text:span text:style-name="Source_20_Text"><text:span text:style-name="T4">Ext.Ajax.on(</text:span></text:span><text:span text:style-name="Emphasis"><text:span text:style-name="T30">'requestcomplete'</text:span></text:span><text:span text:style-name="Source_20_Text"><text:span text:style-name="T4">, this.hideSpinner, this);</text:span></text:span></text:p>
      <text:p text:style-name="P48"><text:span text:style-name="Source_20_Text"><text:span text:style-name="T4">Ext.Ajax.on(</text:span></text:span><text:span text:style-name="Emphasis"><text:span text:style-name="T30">'requestexception'</text:span></text:span><text:span text:style-name="Source_20_Text"><text:span text:style-name="T4">, this.hideSpinner, this);</text:span></text:span></text:p>
      <text:p text:style-name="P28">An example request:</text:p>
      <text:p text:style-name="P42"><text:span text:style-name="Source_20_Text"><text:span text:style-name="T32">// Basic request</text:span></text:span></text:p>
      <text:p text:style-name="P47"><text:span text:style-name="Source_20_Text"><text:span text:style-name="T4">Ext.Ajax.</text:span></text:span><text:a xlink:type="simple" xlink:href="http://dev.sencha.com/deploy/dev/docs/output/Ext.data.Connection.html#Ext.data.Connection-request"><text:span text:style-name="Source_20_Text"><text:span text:style-name="T24">request</text:span></text:span></text:a><text:span text:style-name="Source_20_Text"><text:span text:style-name="T4">({</text:span></text:span></text:p>
      <text:p text:style-name="P47"><text:span text:style-name="Source_20_Text"><text:span text:style-name="T7"><text:s text:c="3"/></text:span></text:span><text:span text:style-name="Source_20_Text"><text:span text:style-name="T4">url: </text:span></text:span><text:span text:style-name="Emphasis"><text:span text:style-name="T30">'foo.php'</text:span></text:span><text:span text:style-name="Source_20_Text"><text:span text:style-name="T4">,</text:span></text:span></text:p>
      <text:p text:style-name="P47"><text:span text:style-name="Source_20_Text"><text:span text:style-name="T7"><text:s text:c="3"/></text:span></text:span><text:span text:style-name="Source_20_Text"><text:span text:style-name="T4">success: someFn,</text:span></text:span></text:p>
      <text:p text:style-name="P47"><text:span text:style-name="Source_20_Text"><text:span text:style-name="T7"><text:s text:c="3"/></text:span></text:span><text:span text:style-name="Source_20_Text"><text:span text:style-name="T4">failure: otherFn,</text:span></text:span></text:p>
      <text:p text:style-name="P47"><text:span text:style-name="Source_20_Text"><text:span text:style-name="T7"><text:s text:c="3"/></text:span></text:span><text:span text:style-name="Source_20_Text"><text:span text:style-name="T4">headers: {</text:span></text:span></text:p>
      <text:p text:style-name="P47"><text:span text:style-name="Source_20_Text"><text:span text:style-name="T7"><text:s text:c="7"/></text:span></text:span><text:span text:style-name="Emphasis"><text:span text:style-name="T30">'my-header'</text:span></text:span><text:span text:style-name="Source_20_Text"><text:span text:style-name="T4">: </text:span></text:span><text:span text:style-name="Emphasis"><text:span text:style-name="T30">'foo'</text:span></text:span></text:p>
      <text:p text:style-name="P47"><text:span text:style-name="Source_20_Text"><text:span text:style-name="T7"><text:s text:c="3"/></text:span></text:span><text:span text:style-name="Source_20_Text"><text:span text:style-name="T4">},</text:span></text:span></text:p>
      <text:p text:style-name="P47"><text:span text:style-name="Source_20_Text"><text:span text:style-name="T7"><text:s text:c="3"/></text:span></text:span><text:span text:style-name="Source_20_Text"><text:span text:style-name="T4">params: { foo: </text:span></text:span><text:span text:style-name="Emphasis"><text:span text:style-name="T30">'bar'</text:span></text:span><text:span text:style-name="Source_20_Text"><text:span text:style-name="T4"> }</text:span></text:span></text:p>
      <text:p text:style-name="P47"><text:span text:style-name="Source_20_Text"><text:span text:style-name="T4">});</text:span></text:span></text:p>
      <text:p text:style-name="P47"/>
      <text:p text:style-name="P47"><text:span text:style-name="Source_20_Text"><text:span text:style-name="T32">// Simple ajax form submission</text:span></text:span></text:p>
      <text:p text:style-name="P47"><text:span text:style-name="Source_20_Text"><text:span text:style-name="T4">Ext.Ajax.</text:span></text:span><text:a xlink:type="simple" xlink:href="http://dev.sencha.com/deploy/dev/docs/output/Ext.data.Connection.html#Ext.data.Connection-request"><text:span text:style-name="Source_20_Text"><text:span text:style-name="T24">request</text:span></text:span></text:a><text:span text:style-name="Source_20_Text"><text:span text:style-name="T4">({</text:span></text:span></text:p>
      <text:p text:style-name="P47"><text:span text:style-name="Source_20_Text"><text:span text:style-name="T7"><text:s text:c="4"/></text:span></text:span><text:span text:style-name="Source_20_Text"><text:span text:style-name="T4">form: </text:span></text:span><text:span text:style-name="Emphasis"><text:span text:style-name="T30">'some-form'</text:span></text:span><text:span text:style-name="Source_20_Text"><text:span text:style-name="T4">,</text:span></text:span></text:p>
      <text:p text:style-name="P47"><text:span text:style-name="Source_20_Text"><text:span text:style-name="T7"><text:s text:c="4"/></text:span></text:span><text:span text:style-name="Source_20_Text"><text:span text:style-name="T4">params: </text:span></text:span><text:span text:style-name="Emphasis"><text:span text:style-name="T30">'foo=bar'</text:span></text:span></text:p>
      <text:p text:style-name="P48"><text:span text:style-name="Source_20_Text"><text:span text:style-name="T4">});</text:span></text:span></text:p>
      <text:h text:style-name="P62" text:outline-level="1"><text:span text:style-name="T70">Class </text:span><text:a xlink:type="simple" xlink:href="http://dev.sencha.com/deploy/dev/docs/source/Date.html#cls-Date"><text:span text:style-name="T86">Date</text:span></text:a></text:h>
      <text:p text:style-name="P34"><text:span text:style-name="Source_20_Text"><text:span text:style-name="T80">Date.patterns = {</text:span></text:span></text:p>
      <text:p text:style-name="P47"><text:span text:style-name="Source_20_Text"><text:span text:style-name="T7"><text:s text:c="4"/></text:span></text:span><text:span text:style-name="Source_20_Text"><text:span text:style-name="T4">ISO8601Long:</text:span></text:span><text:span text:style-name="Emphasis"><text:span text:style-name="T30">"Y-m-d H:i:s"</text:span></text:span><text:span text:style-name="Source_20_Text"><text:span text:style-name="T4">,</text:span></text:span></text:p>
      <text:p text:style-name="P47"><text:span text:style-name="Source_20_Text"><text:span text:style-name="T7"><text:s text:c="4"/></text:span></text:span><text:span text:style-name="Source_20_Text"><text:span text:style-name="T4">ISO8601Short:</text:span></text:span><text:span text:style-name="Emphasis"><text:span text:style-name="T30">"Y-m-d"</text:span></text:span><text:span text:style-name="Source_20_Text"><text:span text:style-name="T4">,</text:span></text:span></text:p>
      <text:p text:style-name="P47"><text:span text:style-name="Source_20_Text"><text:span text:style-name="T7"><text:s text:c="4"/></text:span></text:span><text:span text:style-name="Source_20_Text"><text:span text:style-name="T4">ShortDate: </text:span></text:span><text:span text:style-name="Emphasis"><text:span text:style-name="T30">"n/j/Y"</text:span></text:span><text:span text:style-name="Source_20_Text"><text:span text:style-name="T4">,</text:span></text:span></text:p>
      <text:p text:style-name="P47"><text:span text:style-name="Source_20_Text"><text:span text:style-name="T7"><text:s text:c="4"/></text:span></text:span><text:span text:style-name="Source_20_Text"><text:span text:style-name="T4">LongDate: </text:span></text:span><text:span text:style-name="Emphasis"><text:span text:style-name="T30">"l, F d, Y"</text:span></text:span><text:span text:style-name="Source_20_Text"><text:span text:style-name="T4">,</text:span></text:span></text:p>
      <text:p text:style-name="P47"><text:span text:style-name="Source_20_Text"><text:span text:style-name="T7"><text:s text:c="4"/></text:span></text:span><text:span text:style-name="Source_20_Text"><text:span text:style-name="T4">FullDateTime: </text:span></text:span><text:span text:style-name="Emphasis"><text:span text:style-name="T30">"l, F d, Y g:i:s A"</text:span></text:span><text:span text:style-name="Source_20_Text"><text:span text:style-name="T4">,</text:span></text:span></text:p>
      <text:p text:style-name="P47"><text:span text:style-name="Source_20_Text"><text:span text:style-name="T7"><text:s text:c="4"/></text:span></text:span><text:span text:style-name="Source_20_Text"><text:span text:style-name="T4">MonthDay: </text:span></text:span><text:span text:style-name="Emphasis"><text:span text:style-name="T30">"F d"</text:span></text:span><text:span text:style-name="Source_20_Text"><text:span text:style-name="T4">,</text:span></text:span></text:p>
      <text:p text:style-name="P47"><text:span text:style-name="Source_20_Text"><text:span text:style-name="T7"><text:s text:c="4"/></text:span></text:span><text:span text:style-name="Source_20_Text"><text:span text:style-name="T4">ShortTime: </text:span></text:span><text:span text:style-name="Emphasis"><text:span text:style-name="T30">"g:i A"</text:span></text:span><text:span text:style-name="Source_20_Text"><text:span text:style-name="T4">,</text:span></text:span></text:p>
      <text:p text:style-name="P47"><text:span text:style-name="Source_20_Text"><text:span text:style-name="T7"><text:s text:c="4"/></text:span></text:span><text:span text:style-name="Source_20_Text"><text:span text:style-name="T4">LongTime: </text:span></text:span><text:span text:style-name="Emphasis"><text:span text:style-name="T30">"g:i:s A"</text:span></text:span><text:span text:style-name="Source_20_Text"><text:span text:style-name="T4">,</text:span></text:span></text:p>
      <text:p text:style-name="P47"><text:span text:style-name="Source_20_Text"><text:span text:style-name="T7"><text:s text:c="4"/></text:span></text:span><text:span text:style-name="Source_20_Text"><text:span text:style-name="T4">SortableDateTime: </text:span></text:span><text:span text:style-name="Emphasis"><text:span text:style-name="T30">"Y-m-d\\TH:i:s"</text:span></text:span><text:span text:style-name="Source_20_Text"><text:span text:style-name="T4">,</text:span></text:span></text:p>
      <text:p text:style-name="P47"><text:soft-page-break/><text:span text:style-name="Source_20_Text"><text:span text:style-name="T7"><text:s text:c="4"/></text:span></text:span><text:span text:style-name="Source_20_Text"><text:span text:style-name="T4">UniversalSortableDateTime: </text:span></text:span><text:span text:style-name="Emphasis"><text:span text:style-name="T30">"Y-m-d H:i:sO"</text:span></text:span><text:span text:style-name="Source_20_Text"><text:span text:style-name="T4">,</text:span></text:span></text:p>
      <text:p text:style-name="P47"><text:span text:style-name="Source_20_Text"><text:span text:style-name="T7"><text:s text:c="4"/></text:span></text:span><text:span text:style-name="Source_20_Text"><text:span text:style-name="T4">YearMonth: </text:span></text:span><text:span text:style-name="Emphasis"><text:span text:style-name="T30">"F, Y"</text:span></text:span></text:p>
      <text:p text:style-name="P48"><text:span text:style-name="Source_20_Text"><text:span text:style-name="T4">};</text:span></text:span></text:p>
      <text:p text:style-name="P49">Example usage:</text:p>
      <text:p text:style-name="P42"><text:span text:style-name="Source_20_Text"><text:span text:style-name="T28">var</text:span></text:span><text:span text:style-name="Source_20_Text"><text:span text:style-name="T4"> dt = </text:span></text:span><text:span text:style-name="Source_20_Text"><text:span text:style-name="T28">new</text:span></text:span><text:span text:style-name="Source_20_Text"><text:span text:style-name="T4"> Date();</text:span></text:span></text:p>
      <text:p text:style-name="P48"><text:span text:style-name="Source_20_Text"><text:span text:style-name="T4">document.write(dt.format(Date.patterns.ShortDate));</text:span></text:span></text:p>
      <text:p text:style-name="P29">Ext.override</text:p>
      <text:p text:style-name="P50">Синтаксис: Ext.override( Object origclass, Object overrides ) : void</text:p>
      <text:p text:style-name="P51">Ext.override – это удобный способ переопределения методов класса за один присест. Следующий пример перекрывает два метода класса Ext.ux.graphing.GraphPanel. Следуя общепринятым правилам языка JavaScript, если в оригинальном классе не содержатся определений методов, то они добавляются. Первым параметром идет класс, который будет изменен, а вторым – JSON объект с методами, подлежащими переопределению:</text:p>
      <text:p text:style-name="P45">E<text:span text:style-name="Source_20_Text"><text:span text:style-name="T6">xt.override(Ext.ux.graphing.GraphPanel, {</text:span></text:span></text:p>
      <text:p text:style-name="P45"><text:span text:style-name="Source_20_Text"><text:span text:style-name="T6"><text:s text:c="2"/>clearAllPoints: function() {</text:span></text:span></text:p>
      <text:p text:style-name="P45"><text:span text:style-name="Source_20_Text"><text:span text:style-name="T6"><text:s text:c="4"/>// выполнить другие действия</text:span></text:span></text:p>
      <text:p text:style-name="P45"><text:span text:style-name="Source_20_Text"><text:span text:style-name="T6"><text:s text:c="2"/>},</text:span></text:span></text:p>
      <text:p text:style-name="P45"><text:span text:style-name="Source_20_Text"><text:span text:style-name="T6"><text:s text:c="2"/>loadData: function(newData) {</text:span></text:span></text:p>
      <text:p text:style-name="P45"><text:span text:style-name="Source_20_Text"><text:span text:style-name="T6"><text:s text:c="4"/>// загрузка новых данных</text:span></text:span></text:p>
      <text:p text:style-name="P45"><text:span text:style-name="Source_20_Text"><text:span text:style-name="T6"><text:s text:c="2"/>}</text:span></text:span></text:p>
      <text:p text:style-name="P45"><text:span text:style-name="Source_20_Text"><text:span text:style-name="T6">});</text:span></text:span></text:p>
      <text:p text:style-name="P45"><text:span text:style-name="Source_20_Text"><text:span text:style-name="T6"/></text:span></text:p>
      <text:p text:style-name="P30"><text:span text:style-name="Source_20_Text"><text:span text:style-name="T34">Ext.apply</text:span></text:span></text:p>
      <text:p text:style-name="P52"><text:span text:style-name="Source_20_Text"><text:span text:style-name="T15">Синтаксис: Ext.apply( Object obj, Object config, [Object defaults] ) : Object</text:span></text:span></text:p>
      <text:p text:style-name="P52"><text:span text:style-name="Source_20_Text"><text:span text:style-name="T17">Метод Ext.apply производит копирование каждого члена объекта config в объект obj. Опционально может быть задан параметр defaults, содержимое которого также копируется в объект obj, но перед выполнением копирования объекта config.</text:span></text:span></text:p>
      <text:p text:style-name="P30"><text:span text:style-name="Source_20_Text"><text:span text:style-name="T34">Ext.applyIf</text:span></text:span></text:p>
      <text:p text:style-name="P52"><text:span text:style-name="Source_20_Text"><text:span text:style-name="T15">Синтаксис: Ext.applyIf( Object obj, Object config ) : Object</text:span></text:span></text:p>
      <text:p text:style-name="P52"><text:span text:style-name="Source_20_Text"><text:span text:style-name="T17">Метод Ext.applyIf производит копирование каждого члена объекта config в объект obj, но только в том случае, когда этот член еще не существует в объекте назначения.</text:span></text:span></text:p>
      <text:p text:style-name="P30"><text:span text:style-name="Source_20_Text"><text:span text:style-name="T34">Ext.extend и соглашения о параметрах конструкторов</text:span></text:span></text:p>
      <text:p text:style-name="P52"><text:span text:style-name="Source_20_Text"><text:span text:style-name="T15">Синтаксис: Ext.extend( Function superclass, Object overrides ) : Function</text:span></text:span></text:p>
      <text:p text:style-name="P52"><text:span text:style-name="Source_20_Text"><text:span text:style-name="T15">или Ext.extend( Function subclass, Function superclass, [Object overrides] ) : Function</text:span></text:span></text:p>
      <text:p text:style-name="P52"><text:span text:style-name="Source_20_Text"><text:span text:style-name="T17">два способа наследования. Первый:</text:span></text:span></text:p>
      <text:p text:style-name="P52"><text:span text:style-name="Source_20_Text"><text:span text:style-name="T17"/></text:span></text:p>
      <text:p text:style-name="P52"><text:span text:style-name="Source_20_Text"><text:span text:style-name="T17">var newClass = Ext.extend(Ext.form.ComboBox, {</text:span></text:span></text:p>
      <text:p text:style-name="P52"><text:span text:style-name="Source_20_Text"><text:span text:style-name="T17"><text:s text:c="2"/>constructor: function(config) { // явное задание конструктора</text:span></text:span></text:p>
      <text:p text:style-name="P52"><text:span text:style-name="Source_20_Text"><text:span text:style-name="T17"><text:s text:c="4"/>config.emptyText = "'i'm empty";</text:span></text:span></text:p>
      <text:p text:style-name="P52"><text:span text:style-name="Source_20_Text"><text:span text:style-name="T17"><text:s text:c="4"/>newClass.superclass.constructor.call(this, config);</text:span></text:span></text:p>
      <text:p text:style-name="P52"><text:span text:style-name="Source_20_Text"><text:span text:style-name="T17"><text:s text:c="2"/>},</text:span></text:span></text:p>
      <text:p text:style-name="P52"><text:span text:style-name="Source_20_Text"><text:span text:style-name="T17"><text:s text:c="2"/>setValue: function(v) {</text:span></text:span></text:p>
      <text:p text:style-name="P52"><text:span text:style-name="Source_20_Text"><text:span text:style-name="T17"><text:s text:c="4"/>// some code...</text:span></text:span></text:p>
      <text:p text:style-name="P52"><text:span text:style-name="Source_20_Text"><text:span text:style-name="T17"><text:s text:c="2"/>}</text:span></text:span></text:p>
      <text:p text:style-name="P52"><text:span text:style-name="Source_20_Text"><text:span text:style-name="T17">});</text:span></text:span></text:p>
      <text:p text:style-name="P52"><text:span text:style-name="Source_20_Text"><text:span text:style-name="T17"/></text:span></text:p>
      <text:p text:style-name="P52"><text:span text:style-name="Source_20_Text"><text:span text:style-name="T17">Второй:</text:span></text:span></text:p>
      <text:p text:style-name="P52"><text:span text:style-name="Source_20_Text"><text:span text:style-name="T17">function newClass(config) { // конструктор</text:span></text:span></text:p>
      <text:p text:style-name="P52"><text:span text:style-name="Source_20_Text"><text:span text:style-name="T17"><text:s text:c="2"/>config.emptyText = "i'm empty";</text:span></text:span></text:p>
      <text:p text:style-name="P52"><text:soft-page-break/><text:span text:style-name="Source_20_Text"><text:span text:style-name="T17"><text:s text:c="2"/>newClass.superclass.constructor.call(this, config);</text:span></text:span></text:p>
      <text:p text:style-name="P52"><text:span text:style-name="Source_20_Text"><text:span text:style-name="T17">};</text:span></text:span></text:p>
      <text:p text:style-name="P52"><text:span text:style-name="Source_20_Text"><text:span text:style-name="T17">Ext.extend(newClass, Ext.form.ComboBox, {</text:span></text:span></text:p>
      <text:p text:style-name="P52"><text:span text:style-name="Source_20_Text"><text:span text:style-name="T17"><text:s text:c="2"/>setValue: function(v) {</text:span></text:span></text:p>
      <text:p text:style-name="P52"><text:span text:style-name="Source_20_Text"><text:span text:style-name="T17"><text:s text:c="4"/>// some code...</text:span></text:span></text:p>
      <text:p text:style-name="P52"><text:span text:style-name="Source_20_Text"><text:span text:style-name="T17"><text:s text:c="2"/>}</text:span></text:span></text:p>
      <text:p text:style-name="P52"><text:span text:style-name="Source_20_Text"><text:span text:style-name="T17">});</text:span></text:span></text:p>
      <text:p text:style-name="P30"><text:span text:style-name="Source_20_Text"><text:span text:style-name="T34">EXT JS 4</text:span></text:span></text:p>
      <text:p text:style-name="P52"><text:span text:style-name="Source_20_Text"><text:span text:style-name="T18">Объявление класса</text:span></text:span></text:p>
      <text:p text:style-name="P52"><text:span text:style-name="Source_20_Text"><text:span text:style-name="T35">//Ext JS 3.x class definition</text:span></text:span></text:p>
      <text:p text:style-name="P52"><text:span text:style-name="Source_20_Text"><text:span text:style-name="T19">MyApp.LoginWindow = Ext.extend(Ext.Window, {</text:span></text:span></text:p>
      <text:p text:style-name="P52"><text:span text:style-name="Source_20_Text"><text:span text:style-name="T19"><text:s text:c="4"/>title: 'Log in',</text:span></text:span></text:p>
      <text:p text:style-name="P52"><text:span text:style-name="Source_20_Text"><text:span text:style-name="T19"><text:s/></text:span></text:span></text:p>
      <text:p text:style-name="P52"><text:span text:style-name="Source_20_Text"><text:span text:style-name="T19"><text:s text:c="4"/>initComponent: function() {</text:span></text:span></text:p>
      <text:p text:style-name="P52"><text:span text:style-name="Source_20_Text"><text:span text:style-name="T19"><text:s text:c="8"/>Ext.apply(this, {</text:span></text:span></text:p>
      <text:p text:style-name="P52"><text:span text:style-name="Source_20_Text"><text:span text:style-name="T19"><text:s text:c="12"/>items: [</text:span></text:span></text:p>
      <text:p text:style-name="P52"><text:span text:style-name="Source_20_Text"><text:span text:style-name="T19"><text:s text:c="16"/>{</text:span></text:span></text:p>
      <text:p text:style-name="P52"><text:span text:style-name="Source_20_Text"><text:span text:style-name="T19"><text:s text:c="20"/>xtype: 'textfield',</text:span></text:span></text:p>
      <text:p text:style-name="P52"><text:span text:style-name="Source_20_Text"><text:span text:style-name="T19"><text:s text:c="20"/>name : 'username',</text:span></text:span></text:p>
      <text:p text:style-name="P52"><text:span text:style-name="Source_20_Text"><text:span text:style-name="T19"><text:s text:c="20"/>fieldLabel: 'Username'</text:span></text:span></text:p>
      <text:p text:style-name="P52"><text:span text:style-name="Source_20_Text"><text:span text:style-name="T19"><text:s text:c="16"/>},</text:span></text:span></text:p>
      <text:p text:style-name="P52"><text:span text:style-name="Source_20_Text"><text:span text:style-name="T19"><text:s text:c="16"/>...</text:span></text:span></text:p>
      <text:p text:style-name="P52"><text:span text:style-name="Source_20_Text"><text:span text:style-name="T19"><text:s text:c="12"/>]</text:span></text:span></text:p>
      <text:p text:style-name="P52"><text:span text:style-name="Source_20_Text"><text:span text:style-name="T19"><text:s text:c="8"/>});</text:span></text:span></text:p>
      <text:p text:style-name="P52"><text:span text:style-name="Source_20_Text"><text:span text:style-name="T19"><text:s text:c="8"/>MyApp.LoginWindow.superclass.initComponent.apply(this, arguments);</text:span></text:span></text:p>
      <text:p text:style-name="P52"><text:span text:style-name="Source_20_Text"><text:span text:style-name="T19"><text:s text:c="4"/>}</text:span></text:span></text:p>
      <text:p text:style-name="P52"><text:span text:style-name="Source_20_Text"><text:span text:style-name="T19">});</text:span></text:span></text:p>
      <text:p text:style-name="P52"><text:span text:style-name="Source_20_Text"><text:span text:style-name="T36">//Ext JS 4.x class definition</text:span></text:span><text:span text:style-name="Source_20_Text"><text:span text:style-name="T20"> </text:span></text:span></text:p>
      <text:p text:style-name="P52"><text:span text:style-name="Source_20_Text"><text:span text:style-name="T19">Ext.define('MyApp.LoginWindow', { </text:span></text:span></text:p>
      <text:p text:style-name="P52"><text:span text:style-name="Source_20_Text"><text:span text:style-name="T19"><text:s text:c="4"/>extend: 'Ext.Window', </text:span></text:span></text:p>
      <text:p text:style-name="P52"><text:span text:style-name="Source_20_Text"><text:span text:style-name="T19"><text:s text:c="4"/>title: 'Log in', </text:span></text:span></text:p>
      <text:p text:style-name="P52"><text:span text:style-name="Source_20_Text"><text:span text:style-name="T19"><text:s/></text:span></text:span></text:p>
      <text:p text:style-name="P52"><text:span text:style-name="Source_20_Text"><text:span text:style-name="T19"><text:s text:c="4"/>initComponent: function() { </text:span></text:span></text:p>
      <text:p text:style-name="P52"><text:span text:style-name="Source_20_Text"><text:span text:style-name="T19"><text:s text:c="6"/>Ext.apply(this, { </text:span></text:span></text:p>
      <text:p text:style-name="P52"><text:span text:style-name="Source_20_Text"><text:span text:style-name="T19"><text:s text:c="7"/>items: [ </text:span></text:span></text:p>
      <text:p text:style-name="P52"><text:span text:style-name="Source_20_Text"><text:span text:style-name="T19"><text:s text:c="10"/>//as above </text:span></text:span></text:p>
      <text:p text:style-name="P52"><text:span text:style-name="Source_20_Text"><text:span text:style-name="T19"><text:s text:c="8"/>] <text:s/>}); </text:span></text:span></text:p>
      <text:p text:style-name="P52"><text:span text:style-name="Source_20_Text"><text:span text:style-name="T19"/></text:span></text:p>
      <text:p text:style-name="P52"><text:span text:style-name="Source_20_Text"><text:span text:style-name="T19"><text:s text:c="7"/>MyApp.LoginWindow.superclass.initComponent.apply(this, arguments); </text:span></text:span></text:p>
      <text:p text:style-name="P52"><text:span text:style-name="Source_20_Text"><text:span text:style-name="T19"><text:s/>} });</text:span></text:span></text:p>
      <text:p text:style-name="P52"><text:span text:style-name="Source_20_Text"><text:span text:style-name="T19"/></text:span></text:p>
      <text:p text:style-name="P52"><text:span text:style-name="Source_20_Text"><text:span text:style-name="T18">Примеси </text:span></text:span></text:p>
      <text:p text:style-name="P52"><text:span text:style-name="Source_20_Text"><text:span text:style-name="T19">Ext.define('Sample.Musician', {</text:span></text:span></text:p>
      <text:p text:style-name="P52"><text:span text:style-name="Source_20_Text"><text:span text:style-name="T19"><text:s text:c="4"/>extend: 'Sample.Person',</text:span></text:span></text:p>
      <text:p text:style-name="P52"><text:soft-page-break/><text:span text:style-name="Source_20_Text"><text:span text:style-name="T19"><text:s/></text:span></text:span></text:p>
      <text:p text:style-name="P52"><text:span text:style-name="Source_20_Text"><text:span text:style-name="T19"><text:s text:c="4"/>mixins: {</text:span></text:span></text:p>
      <text:p text:style-name="P52"><text:span text:style-name="Source_20_Text"><text:span text:style-name="T19"><text:s text:c="8"/>guitar: 'Sample.ability.CanPlayGuitar',</text:span></text:span></text:p>
      <text:p text:style-name="P52"><text:span text:style-name="Source_20_Text"><text:span text:style-name="T19"><text:s text:c="8"/>compose: 'Sample.ability.CanComposeSongs',</text:span></text:span></text:p>
      <text:p text:style-name="P52"><text:span text:style-name="Source_20_Text"><text:span text:style-name="T19"><text:s text:c="8"/>sing: 'Sample.ability.CanSing'</text:span></text:span></text:p>
      <text:p text:style-name="P52"><text:span text:style-name="Source_20_Text"><text:span text:style-name="T19"><text:s text:c="4"/>}</text:span></text:span></text:p>
      <text:p text:style-name="P52"><text:span text:style-name="Source_20_Text"><text:span text:style-name="T19">});</text:span></text:span></text:p>
      <text:p text:style-name="P52"><text:span text:style-name="Source_20_Text"><text:span text:style-name="T21">объявление примеси:</text:span></text:span></text:p>
      <text:p text:style-name="P52"><text:span text:style-name="Source_20_Text"><text:span text:style-name="T19">Ext.define('Sample.ability.CanPlayGuitar', {</text:span></text:span></text:p>
      <text:p text:style-name="P52"><text:span text:style-name="Source_20_Text"><text:span text:style-name="T19"><text:s text:c="4"/>playGuitar: function() {</text:span></text:span></text:p>
      <text:p text:style-name="P52"><text:span text:style-name="Source_20_Text"><text:span text:style-name="T19"><text:s text:c="8"/>//code to play </text:span></text:span></text:p>
      <text:p text:style-name="P52"><text:span text:style-name="Source_20_Text"><text:span text:style-name="T19"><text:s text:c="4"/>}</text:span></text:span></text:p>
      <text:p text:style-name="P52"><text:span text:style-name="Source_20_Text"><text:span text:style-name="T19">});</text:span></text:span></text:p>
      <text:p text:style-name="P52"><text:span text:style-name="Source_20_Text"><text:span text:style-name="T18">Автоматические сеттеры и геттеры для конфигураций</text:span></text:span></text:p>
      <text:p text:style-name="P52"><text:span text:style-name="Source_20_Text"><text:span text:style-name="T19">Ext.define('MyClass', {</text:span></text:span></text:p>
      <text:p text:style-name="P52"><text:span text:style-name="Source_20_Text"><text:span text:style-name="T19"><text:s text:c="4"/>config: {</text:span></text:span></text:p>
      <text:p text:style-name="P52"><text:span text:style-name="Source_20_Text"><text:span text:style-name="T19"><text:s text:c="8"/>title: 'Default Title'</text:span></text:span></text:p>
      <text:p text:style-name="P52"><text:span text:style-name="Source_20_Text"><text:span text:style-name="T19"><text:s text:c="4"/>}</text:span></text:span></text:p>
      <text:p text:style-name="P52"><text:span text:style-name="Source_20_Text"><text:span text:style-name="T19">});</text:span></text:span></text:p>
      <text:p text:style-name="P52"><text:span text:style-name="Source_20_Text"><text:span text:style-name="T19">Создаст методы:</text:span></text:span></text:p>
      <text:p text:style-name="P52"><text:span text:style-name="Source_20_Text"><text:span text:style-name="T19">getTitle, setTitle, resetTitle</text:span></text:span></text:p>
      <text:p text:style-name="P52"><text:span text:style-name="Source_20_Text"><text:span text:style-name="T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Helvetica Neue" svg:font-family="'Helvetica Neue', Helvetica, Arial, 'Lucida Grande', sans-serif"/>
    <style:font-face style:name="Helvetica" svg:font-family="Helvetica, Arial, sans-serif"/>
    <style:font-face style:name="Lohit Hindi1" svg:font-family="'Lohit Hindi'"/>
    <style:font-face style:name="Lucida Console" svg:font-family="'Lucida Console', 'Courier New', Courier, monospace"/>
    <style:font-face style:name="Menlo" svg:font-family="Menlo, 'Courier New', Courier, monospace"/>
    <style:font-face style:name="OpenSymbol" svg:font-family="OpenSymbol"/>
    <style:font-face style:name="Tahoma" svg:font-family="Tahoma, Verdana, Arial, Helvetica, sans-serif"/>
    <style:font-face style:name="Trebuchet MS" svg:font-family="'Trebuchet MS', 'Bitstream Vera Sans', verdana, lucida, arial, helvetica, sans-serif"/>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Title" style:next-style-name="Text_20_body" style:class="text" style:default-outline-level="1">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3" style:display-name="Heading 3" style:family="paragraph" style:parent-style-name="Title" style:next-style-name="Text_20_body" style:class="text" style:default-outline-level="3">
      <style:text-properties style:font-name="Liberation Serif" fo:font-size="14pt" fo:font-weight="bold" style:font-name-asian="DejaVu Sans" style:font-size-asian="14pt" style:font-weight-asian="bold" style:font-name-complex="Lohit Hindi" style:font-size-complex="14pt" style:font-weight-complex="bold"/>
    </style:style>
    <style:style style:name="Heading_20_4" style:display-name="Heading 4" style:family="paragraph" style:parent-style-name="Title" style:next-style-name="Text_20_body" style:class="text" style:default-outline-level="4">
      <style:text-properties style:font-name="Liberation Serif" fo:font-size="12pt" fo:font-weight="bold" style:font-name-asian="DejaVu Sans" style:font-size-asian="12pt" style:font-weight-asian="bold" style:font-name-complex="Lohit Hindi" style:font-size-complex="12pt" style:font-weight-complex="bold"/>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Standard" style:next-style-name="Text_20_body" style:class="chapter">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1" style:font-name-complex="DejaVu Sans Mono"/>
    </style:style>
    <style:style style:name="Teletype" style:family="text">
      <style:text-properties style:font-name="DejaVu Sans Mono" style:font-name-asian="DejaVu Sans1" style:font-name-complex="DejaVu Sans Mono"/>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25in" fo:margin-bottom="0.3701in" fo:margin-left="0.3543in" fo:margin-right="0.3098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alony </meta:initial-creator>
    <meta:creation-date>2011-02-06T22:24:50</meta:creation-date>
    <dc:date>2011-02-07T09:25:47.49</dc:date>
    <dc:language>ru-RU</dc:language>
    <meta:editing-cycles>5</meta:editing-cycles>
    <meta:editing-duration>PT01H12M40S</meta:editing-duration>
    <meta:document-statistic meta:table-count="0" meta:image-count="0" meta:object-count="0" meta:page-count="8" meta:paragraph-count="324" meta:word-count="2304" meta:character-count="16719"/>
    <meta:user-defined meta:name="Info 1"/>
    <meta:user-defined meta:name="Info 2"/>
    <meta:user-defined meta:name="Info 3"/>
    <meta:user-defined meta:name="Info 4"/>
  </office:meta>
</office:document-meta>
</file>